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CLM" svg:font-family="'Miriam CLM'" style:font-pitch="variable"/>
    <style:font-face style:name="NSimSun" svg:font-family="NSimSun" style:font-family-generic="system" style:font-pitch="variable"/>
    <style:font-face style:name="serif" svg:font-family="serif"/>
  </office:font-face-decls>
  <office:automatic-styles>
    <style:style style:name="Táboa1" style:family="table">
      <style:table-properties style:width="17.198cm" fo:margin-left="0.09cm" table:align="left"/>
    </style:style>
    <style:style style:name="Táboa1.A" style:family="table-column">
      <style:table-column-properties style:column-width="3.307cm"/>
    </style:style>
    <style:style style:name="Táboa1.B" style:family="table-column">
      <style:table-column-properties style:column-width="3.413cm"/>
    </style:style>
    <style:style style:name="Táboa1.C" style:family="table-column">
      <style:table-column-properties style:column-width="3.678cm"/>
    </style:style>
    <style:style style:name="Táboa1.D" style:family="table-column">
      <style:table-column-properties style:column-width="3.122cm"/>
    </style:style>
    <style:style style:name="Táboa1.A1" style:family="table-cell">
      <style:table-cell-properties style:vertical-align="middle" style:writing-mode="page"/>
    </style:style>
    <style:style style:name="Táboa8" style:family="table">
      <style:table-properties style:width="15.796cm" table:align="left"/>
    </style:style>
    <style:style style:name="Táboa8.A" style:family="table-column">
      <style:table-column-properties style:column-width="1.062cm"/>
    </style:style>
    <style:style style:name="Táboa8.C" style:family="table-column">
      <style:table-column-properties style:column-width="1.064cm"/>
    </style:style>
    <style:style style:name="Táboa8.O" style:family="table-column">
      <style:table-column-properties style:column-width="0.921cm"/>
    </style:style>
    <style:style style:name="Táboa8.A1" style:family="table-cell">
      <style:table-cell-properties fo:padding="0cm" fo:border="none" style:writing-mode="page"/>
    </style:style>
    <style:style style:name="Táboa4" style:family="table">
      <style:table-properties style:width="17.198cm" fo:margin-left="0cm" table:align="left"/>
    </style:style>
    <style:style style:name="Táboa4.A" style:family="table-column">
      <style:table-column-properties style:column-width="3.399cm"/>
    </style:style>
    <style:style style:name="Táboa4.B" style:family="table-column">
      <style:table-column-properties style:column-width="3.401cm"/>
    </style:style>
    <style:style style:name="Táboa4.C" style:family="table-column">
      <style:table-column-properties style:column-width="3.598cm"/>
    </style:style>
    <style:style style:name="Táboa4.D" style:family="table-column">
      <style:table-column-properties style:column-width="3.201cm"/>
    </style:style>
    <style:style style:name="Táboa4.A1" style:family="table-cell">
      <style:table-cell-properties style:vertical-align="middle" style:writing-mode="page"/>
    </style:style>
    <style:style style:name="Táboa9" style:family="table">
      <style:table-properties style:width="17cm" table:align="margins"/>
    </style:style>
    <style:style style:name="Táboa9.A" style:family="table-column">
      <style:table-column-properties style:column-width="1.132cm" style:rel-column-width="4365*"/>
    </style:style>
    <style:style style:name="Táboa9.B" style:family="table-column">
      <style:table-column-properties style:column-width="1.134cm" style:rel-column-width="4372*"/>
    </style:style>
    <style:style style:name="Táboa9.O" style:family="table-column">
      <style:table-column-properties style:column-width="1.136cm" style:rel-column-width="4376*"/>
    </style:style>
    <style:style style:name="Táboa9.A1" style:family="table-cell">
      <style:table-cell-properties style:writing-mode="page"/>
    </style:style>
    <style:style style:name="Táboa5" style:family="table">
      <style:table-properties style:width="17.092cm" fo:margin-left="0.09cm" table:align="left"/>
    </style:style>
    <style:style style:name="Táboa5.A" style:family="table-column">
      <style:table-column-properties style:column-width="3.307cm"/>
    </style:style>
    <style:style style:name="Táboa5.B" style:family="table-column">
      <style:table-column-properties style:column-width="3.413cm"/>
    </style:style>
    <style:style style:name="Táboa5.C" style:family="table-column">
      <style:table-column-properties style:column-width="3.572cm"/>
    </style:style>
    <style:style style:name="Táboa5.D" style:family="table-column">
      <style:table-column-properties style:column-width="3.228cm"/>
    </style:style>
    <style:style style:name="Táboa5.A1" style:family="table-cell">
      <style:table-cell-properties style:vertical-align="middle" style:writing-mode="page"/>
    </style:style>
    <style:style style:name="Táboa10" style:family="table">
      <style:table-properties style:width="17.013cm" fo:margin-left="0cm" table:align="left"/>
    </style:style>
    <style:style style:name="Táboa10.A" style:family="table-column">
      <style:table-column-properties style:column-width="1.132cm"/>
    </style:style>
    <style:style style:name="Táboa10.B" style:family="table-column">
      <style:table-column-properties style:column-width="1.134cm"/>
    </style:style>
    <style:style style:name="Táboa10.E" style:family="table-column">
      <style:table-column-properties style:column-width="1.076cm"/>
    </style:style>
    <style:style style:name="Táboa10.F" style:family="table-column">
      <style:table-column-properties style:column-width="1.191cm"/>
    </style:style>
    <style:style style:name="Táboa10.O" style:family="table-column">
      <style:table-column-properties style:column-width="1.147cm"/>
    </style:style>
    <style:style style:name="Táboa10.A1" style:family="table-cell">
      <style:table-cell-properties style:writing-mode="page"/>
    </style:style>
    <style:style style:name="Táboa2" style:family="table">
      <style:table-properties style:width="17.304cm" fo:margin-left="0cm" table:align="left"/>
    </style:style>
    <style:style style:name="Táboa2.A" style:family="table-column">
      <style:table-column-properties style:column-width="3.399cm"/>
    </style:style>
    <style:style style:name="Táboa2.B" style:family="table-column">
      <style:table-column-properties style:column-width="3.401cm"/>
    </style:style>
    <style:style style:name="Táboa2.C" style:family="table-column">
      <style:table-column-properties style:column-width="3.598cm"/>
    </style:style>
    <style:style style:name="Táboa2.D" style:family="table-column">
      <style:table-column-properties style:column-width="3.201cm"/>
    </style:style>
    <style:style style:name="Táboa2.E" style:family="table-column">
      <style:table-column-properties style:column-width="3.704cm"/>
    </style:style>
    <style:style style:name="Táboa2.A1" style:family="table-cell">
      <style:table-cell-properties style:vertical-align="middle" style:writing-mode="page"/>
    </style:style>
    <style:style style:name="Táboa11" style:family="table">
      <style:table-properties style:width="17cm" table:align="margins"/>
    </style:style>
    <style:style style:name="Táboa11.A" style:family="table-column">
      <style:table-column-properties style:column-width="0.771cm" style:rel-column-width="437*"/>
    </style:style>
    <style:style style:name="Táboa11.B" style:family="table-column">
      <style:table-column-properties style:column-width="0.773cm" style:rel-column-width="438*"/>
    </style:style>
    <style:style style:name="Táboa11.T" style:family="table-column">
      <style:table-column-properties style:column-width="0.776cm" style:rel-column-width="440*"/>
    </style:style>
    <style:style style:name="Táboa11.U" style:family="table-column">
      <style:table-column-properties style:column-width="0.743cm" style:rel-column-width="421*"/>
    </style:style>
    <style:style style:name="Táboa11.V" style:family="table-column">
      <style:table-column-properties style:column-width="0.808cm" style:rel-column-width="458*"/>
    </style:style>
    <style:style style:name="Táboa11.A1" style:family="table-cell">
      <style:table-cell-properties fo:padding="0cm" fo:border="none" style:writing-mode="page"/>
    </style:style>
    <style:style style:name="Táboa11.3" style:family="table-row">
      <style:table-row-properties style:min-row-height="0.688cm"/>
    </style:style>
    <style:style style:name="Táboa6" style:family="table">
      <style:table-properties style:width="17.304cm" fo:margin-left="0.09cm" table:align="left"/>
    </style:style>
    <style:style style:name="Táboa6.A" style:family="table-column">
      <style:table-column-properties style:column-width="3.307cm"/>
    </style:style>
    <style:style style:name="Táboa6.B" style:family="table-column">
      <style:table-column-properties style:column-width="3.413cm"/>
    </style:style>
    <style:style style:name="Táboa6.C" style:family="table-column">
      <style:table-column-properties style:column-width="3.678cm"/>
    </style:style>
    <style:style style:name="Táboa6.D" style:family="table-column">
      <style:table-column-properties style:column-width="3.122cm"/>
    </style:style>
    <style:style style:name="Táboa6.E" style:family="table-column">
      <style:table-column-properties style:column-width="3.784cm"/>
    </style:style>
    <style:style style:name="Táboa6.A1" style:family="table-cell">
      <style:table-cell-properties style:vertical-align="middle" style:writing-mode="page"/>
    </style:style>
    <style:style style:name="Táboa6.5" style:family="table-row">
      <style:table-row-properties style:min-row-height="0.661cm"/>
    </style:style>
    <style:style style:name="Táboa12" style:family="table">
      <style:table-properties style:width="17cm" table:align="margins"/>
    </style:style>
    <style:style style:name="Táboa12.A" style:family="table-column">
      <style:table-column-properties style:column-width="0.773cm" style:rel-column-width="2976*"/>
    </style:style>
    <style:style style:name="Táboa12.B" style:family="table-column">
      <style:table-column-properties style:column-width="0.773cm" style:rel-column-width="2977*"/>
    </style:style>
    <style:style style:name="Táboa12.C" style:family="table-column">
      <style:table-column-properties style:column-width="0.773cm" style:rel-column-width="2978*"/>
    </style:style>
    <style:style style:name="Táboa12.T" style:family="table-column">
      <style:table-column-properties style:column-width="0.776cm" style:rel-column-width="2991*"/>
    </style:style>
    <style:style style:name="Táboa12.V" style:family="table-column">
      <style:table-column-properties style:column-width="0.776cm" style:rel-column-width="2990*"/>
    </style:style>
    <style:style style:name="Táboa12.A1" style:family="table-cell">
      <style:table-cell-properties fo:padding="0cm" fo:border="none" style:writing-mode="page"/>
    </style:style>
    <style:style style:name="Táboa12.3" style:family="table-row">
      <style:table-row-properties style:min-row-height="0.688cm"/>
    </style:style>
    <style:style style:name="Táboa7" style:family="table">
      <style:table-properties style:width="17cm" table:align="margins"/>
    </style:style>
    <style:style style:name="Táboa7.A" style:family="table-column">
      <style:table-column-properties style:column-width="3.401cm" style:rel-column-width="13107*"/>
    </style:style>
    <style:style style:name="Táboa7.A1" style:family="table-cell">
      <style:table-cell-properties style:vertical-align="middle" style:writing-mode="page"/>
    </style:style>
    <style:style style:name="Táboa13" style:family="table">
      <style:table-properties style:width="17.013cm" fo:margin-left="0cm" table:align="left"/>
    </style:style>
    <style:style style:name="Táboa13.A" style:family="table-column">
      <style:table-column-properties style:column-width="0.769cm"/>
    </style:style>
    <style:style style:name="Táboa13.B" style:family="table-column">
      <style:table-column-properties style:column-width="0.771cm"/>
    </style:style>
    <style:style style:name="Táboa13.C" style:family="table-column">
      <style:table-column-properties style:column-width="0.773cm"/>
    </style:style>
    <style:style style:name="Táboa13.T" style:family="table-column">
      <style:table-column-properties style:column-width="0.785cm"/>
    </style:style>
    <style:style style:name="Táboa13.U" style:family="table-column">
      <style:table-column-properties style:column-width="0.783cm"/>
    </style:style>
    <style:style style:name="Táboa13.V" style:family="table-column">
      <style:table-column-properties style:column-width="0.781cm"/>
    </style:style>
    <style:style style:name="Táboa13.A1" style:family="table-cell">
      <style:table-cell-properties fo:padding="0cm" fo:border="none" style:writing-mode="page"/>
    </style:style>
    <style:style style:name="Táboa13.3" style:family="table-row">
      <style:table-row-properties style:min-row-height="0.688cm"/>
    </style:style>
    <style:style style:name="Táboa3" style:family="table">
      <style:table-properties style:width="17.009cm" table:align="center" fo:background-color="transparent">
        <style:background-image/>
      </style:table-properties>
    </style:style>
    <style:style style:name="Táboa3.A" style:family="table-column">
      <style:table-column-properties style:column-width="2.485cm"/>
    </style:style>
    <style:style style:name="Táboa3.B" style:family="table-column">
      <style:table-column-properties style:column-width="2.91cm"/>
    </style:style>
    <style:style style:name="Táboa3.C" style:family="table-column">
      <style:table-column-properties style:column-width="2.99cm"/>
    </style:style>
    <style:style style:name="Táboa3.D" style:family="table-column">
      <style:table-column-properties style:column-width="3.014cm"/>
    </style:style>
    <style:style style:name="Táboa3.E" style:family="table-column">
      <style:table-column-properties style:column-width="2.196cm"/>
    </style:style>
    <style:style style:name="Táboa3.F" style:family="table-column">
      <style:table-column-properties style:column-width="3.413cm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padding="0cm" fo:border="none" style:writing-mode="page"/>
    </style:style>
    <style:style style:name="Táboa14" style:family="table">
      <style:table-properties style:width="17cm" table:align="margins"/>
    </style:style>
    <style:style style:name="Táboa14.A" style:family="table-column">
      <style:table-column-properties style:column-width="0.85cm" style:rel-column-width="3276*"/>
    </style:style>
    <style:style style:name="Táboa14.T" style:family="table-column">
      <style:table-column-properties style:column-width="0.854cm" style:rel-column-width="3291*"/>
    </style:style>
    <style:style style:name="Táboa14.A1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Caladea" fo:font-size="15pt" fo:font-weight="bold" officeooo:rsid="000b4354" officeooo:paragraph-rsid="000b4354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adea" fo:font-size="15pt" fo:font-weight="bold" officeooo:rsid="000b4354" officeooo:paragraph-rsid="000e6ef5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adea" fo:font-size="15pt" fo:font-weight="bold" officeooo:rsid="000b4354" officeooo:paragraph-rsid="0017825b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adea" fo:font-size="15pt" fo:font-weight="bold" officeooo:rsid="001a637b" officeooo:paragraph-rsid="001a637b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adea" fo:font-size="15pt" fo:font-weight="normal" officeooo:rsid="000b4354" officeooo:paragraph-rsid="000b4354" style:font-size-asian="15pt" style:font-weight-asian="normal" style:font-size-complex="15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aladea" fo:font-size="15pt" fo:font-weight="normal" officeooo:rsid="000b4354" officeooo:paragraph-rsid="0017825b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ladea" fo:font-size="15pt" fo:font-weight="normal" style:font-size-asian="15pt" style:font-weight-asian="normal" style:font-size-complex="15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Caladea" fo:font-size="15pt" fo:font-weight="normal" officeooo:paragraph-rsid="000e6ef5" style:font-size-asian="15pt" style:font-weight-asian="normal" style:font-size-complex="15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Caladea" fo:font-size="15pt" fo:font-weight="normal" officeooo:paragraph-rsid="000b4354" style:font-size-asian="15pt" style:font-weight-asian="normal" style:font-size-complex="15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Caladea" fo:font-size="15pt" fo:font-weight="normal" officeooo:paragraph-rsid="0017825b" style:font-size-asian="15pt" style:font-weight-asian="normal" style:font-size-complex="15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Caladea" fo:font-size="15pt" fo:font-weight="normal" officeooo:rsid="000e6ef5" officeooo:paragraph-rsid="000e6ef5" style:font-size-asian="15pt" style:font-weight-asian="normal" style:font-size-complex="15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Caladea" fo:font-size="15pt" fo:font-weight="normal" officeooo:rsid="001020da" officeooo:paragraph-rsid="001020da" style:font-size-asian="15pt" style:font-weight-asian="normal" style:font-size-complex="15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Caladea" fo:font-size="15pt" fo:font-weight="normal" officeooo:rsid="0015e3a1" officeooo:paragraph-rsid="0015e3a1" style:font-size-asian="15pt" style:font-weight-asian="normal" style:font-size-complex="15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Caladea" fo:font-size="15pt" fo:font-weight="normal" officeooo:rsid="001a637b" officeooo:paragraph-rsid="001a637b" style:font-size-asian="15pt" style:font-weight-asian="normal" style:font-size-complex="15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Caladea" fo:font-size="15pt" fo:font-weight="normal" officeooo:rsid="001b96ac" officeooo:paragraph-rsid="001b96ac" style:font-size-asian="15pt" style:font-weight-asian="normal" style:font-size-complex="15pt" style:font-weight-complex="normal"/>
    </style:style>
    <style:style style:name="P16" style:family="paragraph" style:parent-style-name="Table_20_Contents">
      <style:text-properties style:font-name="Caladea" fo:font-size="15pt" fo:font-weight="normal" officeooo:rsid="00319785" officeooo:paragraph-rsid="00319785" style:font-size-asian="15pt" style:font-weight-asian="normal" style:font-size-complex="15pt" style:font-weight-complex="normal"/>
    </style:style>
    <style:style style:name="P17" style:family="paragraph" style:parent-style-name="Table_20_Contents">
      <style:text-properties style:font-name="Caladea" fo:font-size="15pt" fo:font-weight="normal" officeooo:rsid="002f77ba" officeooo:paragraph-rsid="003016d5" style:font-size-asian="15pt" style:font-weight-asian="normal" style:font-size-complex="15pt" style:font-weight-complex="normal"/>
    </style:style>
    <style:style style:name="P18" style:family="paragraph" style:parent-style-name="Table_20_Contents">
      <style:text-properties style:font-name="Caladea" fo:font-size="15pt" fo:font-weight="normal" officeooo:rsid="002f77ba" officeooo:paragraph-rsid="002f77ba" style:font-size-asian="15pt" style:font-weight-asian="normal" style:font-size-complex="15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Caladea" fo:font-size="15pt" fo:font-weight="normal" officeooo:rsid="002f77ba" officeooo:paragraph-rsid="002f77ba" style:font-size-asian="15pt" style:font-weight-asian="normal" style:font-size-complex="15pt" style:font-weight-complex="normal"/>
    </style:style>
    <style:style style:name="P20" style:family="paragraph" style:parent-style-name="Table_20_Contents">
      <style:text-properties style:font-name="Caladea" fo:font-size="15pt" fo:font-weight="normal" style:font-size-asian="15pt" style:font-weight-asian="normal" style:font-size-complex="15pt" style:font-weight-complex="normal"/>
    </style:style>
    <style:style style:name="P21" style:family="paragraph" style:parent-style-name="Table_20_Contents">
      <style:text-properties style:font-name="Caladea" fo:font-size="15pt" fo:font-weight="normal" officeooo:rsid="0034a824" officeooo:paragraph-rsid="0034a824" style:font-size-asian="15pt" style:font-weight-asian="normal" style:font-size-complex="15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Caladea" fo:font-size="15pt" fo:font-weight="normal" officeooo:rsid="0034a824" officeooo:paragraph-rsid="0034a824" style:font-size-asian="15pt" style:font-weight-asian="normal" style:font-size-complex="15pt" style:font-weight-complex="normal"/>
    </style:style>
    <style:style style:name="P23" style:family="paragraph" style:parent-style-name="Table_20_Contents">
      <style:text-properties style:font-name="Caladea" fo:font-size="15pt" fo:font-weight="normal" officeooo:rsid="00351257" officeooo:paragraph-rsid="00351257" style:font-size-asian="15pt" style:font-weight-asian="normal" style:font-size-complex="15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Caladea" fo:font-size="15pt" fo:font-weight="normal" officeooo:rsid="00351257" officeooo:paragraph-rsid="00351257" style:font-size-asian="15pt" style:font-weight-asian="normal" style:font-size-complex="15pt" style:font-weight-complex="normal"/>
    </style:style>
    <style:style style:name="P25" style:family="paragraph" style:parent-style-name="Table_20_Contents">
      <style:text-properties style:font-name="Caladea" fo:font-size="15pt" fo:font-weight="normal" officeooo:paragraph-rsid="003016d5" style:font-size-asian="15pt" style:font-weight-asian="normal" style:font-size-complex="15pt" style:font-weight-complex="normal"/>
    </style:style>
    <style:style style:name="P26" style:family="paragraph" style:parent-style-name="Table_20_Contents">
      <style:text-properties style:font-name="Caladea" fo:font-size="15pt" fo:font-weight="normal" officeooo:rsid="003016d5" officeooo:paragraph-rsid="003016d5" style:font-size-asian="15pt" style:font-weight-asian="normal" style:font-size-complex="15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Caladea" fo:font-size="15pt" fo:font-weight="normal" officeooo:rsid="000d517e" officeooo:paragraph-rsid="000d517e" style:font-size-asian="15pt" style:font-weight-asian="normal" style:font-size-complex="15pt" style:font-weight-complex="normal"/>
    </style:style>
    <style:style style:name="P28" style:family="paragraph" style:parent-style-name="Table_20_Contents">
      <style:text-properties style:font-name="Caladea" fo:font-size="15pt" fo:font-weight="normal" officeooo:rsid="0035767b" officeooo:paragraph-rsid="0035767b" style:font-size-asian="15pt" style:font-weight-asian="normal" style:font-size-complex="15pt" style:font-weight-complex="normal"/>
    </style:style>
    <style:style style:name="P29" style:family="paragraph" style:parent-style-name="Standard">
      <style:text-properties style:font-name="Caladea" fo:font-size="15pt" fo:font-weight="normal" officeooo:rsid="0017825b" officeooo:paragraph-rsid="002f77ba" style:font-size-asian="15pt" style:font-weight-asian="normal" style:font-size-complex="15pt" style:font-weight-complex="normal"/>
    </style:style>
    <style:style style:name="P30" style:family="paragraph" style:parent-style-name="Standard">
      <style:text-properties style:font-name="Caladea" fo:font-size="15pt" fo:font-weight="normal" officeooo:rsid="0017825b" officeooo:paragraph-rsid="003016d5" style:font-size-asian="15pt" style:font-weight-asian="normal" style:font-size-complex="15pt" style:font-weight-complex="normal"/>
    </style:style>
    <style:style style:name="P31" style:family="paragraph" style:parent-style-name="Table_20_Contents">
      <style:text-properties style:font-name="Caladea" fo:font-size="14pt" fo:font-weight="normal" officeooo:paragraph-rsid="002f77ba" style:font-size-asian="14pt" style:font-weight-asian="normal" style:font-size-complex="14pt" style:font-weight-complex="normal"/>
    </style:style>
    <style:style style:name="P32" style:family="paragraph" style:parent-style-name="Table_20_Contents">
      <style:text-properties style:font-name="Caladea" fo:font-size="14pt" fo:font-weight="normal" officeooo:rsid="001e0a9c" officeooo:paragraph-rsid="002f77ba" style:font-size-asian="14pt" style:font-weight-asian="normal" style:font-size-complex="14pt" style:font-weight-complex="normal"/>
    </style:style>
    <style:style style:name="P33" style:family="paragraph" style:parent-style-name="Table_20_Contents">
      <style:text-properties style:font-name="Caladea" fo:font-size="14pt" fo:font-weight="normal" officeooo:rsid="00319785" officeooo:paragraph-rsid="00319785" style:font-size-asian="14pt" style:font-weight-asian="normal" style:font-size-complex="14pt" style:font-weight-complex="normal"/>
    </style:style>
    <style:style style:name="P34" style:family="paragraph" style:parent-style-name="Table_20_Contents">
      <style:text-properties style:font-name="Caladea" fo:font-size="14pt" fo:font-weight="normal" officeooo:rsid="003016d5" officeooo:paragraph-rsid="003016d5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Caladea" fo:font-weight="normal" officeooo:paragraph-rsid="0017825b" style:font-weight-asian="normal" style:font-weight-complex="normal"/>
    </style:style>
    <style:style style:name="P36" style:family="paragraph" style:parent-style-name="Standard">
      <style:text-properties style:font-name="Caladea" fo:font-weight="normal" officeooo:paragraph-rsid="003016d5" style:font-weight-asian="normal" style:font-weight-complex="normal"/>
    </style:style>
    <style:style style:name="P37" style:family="paragraph" style:parent-style-name="Standard">
      <style:text-properties style:font-name="Caladea" fo:font-weight="normal" officeooo:paragraph-rsid="000b4354" style:font-weight-asian="normal" style:font-weight-complex="normal"/>
    </style:style>
    <style:style style:name="P38" style:family="paragraph" style:parent-style-name="Standard">
      <style:text-properties style:font-name="Caladea" fo:font-weight="normal" officeooo:rsid="00351257" officeooo:paragraph-rsid="000b4354" style:font-weight-asian="normal" style:font-weight-complex="normal"/>
    </style:style>
    <style:style style:name="P39" style:family="paragraph" style:parent-style-name="Text_20_body">
      <style:text-properties style:font-name="Caladea" fo:font-weight="normal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6b5e9b" loext:opacity="100%" style:font-name="Caladea" fo:font-size="15pt" fo:font-weight="bold" officeooo:rsid="000b4354" officeooo:paragraph-rsid="000b4354" style:font-size-asian="15pt" style:font-weight-asian="bold" style:font-size-complex="1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6b5e9b" loext:opacity="100%" style:font-name="Caladea" fo:font-size="15pt" fo:font-weight="bold" officeooo:rsid="000b4354" officeooo:paragraph-rsid="000bd4ab" style:font-size-asian="15pt" style:font-weight-asian="bold" style:font-size-complex="15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6b5e9b" loext:opacity="100%" style:font-name="Caladea" fo:font-size="15pt" fo:font-weight="bold" officeooo:rsid="000b4354" officeooo:paragraph-rsid="0017825b" style:font-size-asian="15pt" style:font-weight-asian="bold" style:font-size-complex="15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6b5e9b" loext:opacity="100%" style:font-name="Caladea" fo:font-size="15pt" fo:font-weight="bold" officeooo:rsid="000b4354" officeooo:paragraph-rsid="000e6ef5" style:font-size-asian="15pt" style:font-weight-asian="bold" style:font-size-complex="15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6b5e9b" loext:opacity="100%" style:font-name="Caladea" fo:font-size="15pt" fo:font-weight="bold" officeooo:rsid="000b4354" officeooo:paragraph-rsid="001020da" style:font-size-asian="15pt" style:font-weight-asian="bold" style:font-size-complex="1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6b5e9b" loext:opacity="100%" style:font-name="Caladea" fo:font-size="15pt" fo:font-weight="bold" officeooo:rsid="000bd4ab" officeooo:paragraph-rsid="000bd4ab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font-name="Miriam CLM" fo:font-size="12pt" officeooo:rsid="000b4354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Miriam CLM" fo:font-size="12pt" officeooo:rsid="000b4354" officeooo:paragraph-rsid="000b4354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Caladea" fo:font-size="12pt" fo:font-weight="normal" officeooo:rsid="000b4354" officeooo:paragraph-rsid="000b4354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Caladea" fo:font-size="12pt" fo:font-weight="normal" officeooo:rsid="000b4354" officeooo:paragraph-rsid="002f77ba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Caladea" fo:font-size="12pt" fo:font-weight="normal" officeooo:rsid="000e6ef5" officeooo:paragraph-rsid="000e6ef5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Caladea" fo:font-size="15pt" style:text-underline-style="solid" style:text-underline-width="auto" style:text-underline-color="font-color" fo:font-weight="normal" officeooo:rsid="000e6ef5" officeooo:paragraph-rsid="000e6ef5" style:font-size-asian="15pt" style:font-weight-asian="normal" style:font-size-complex="15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Caladea" fo:font-size="15pt" style:text-underline-style="solid" style:text-underline-width="auto" style:text-underline-color="font-color" fo:font-weight="normal" officeooo:rsid="001020da" officeooo:paragraph-rsid="002f77ba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Caladea" fo:font-size="15pt" fo:font-style="normal" style:text-underline-style="solid" style:text-underline-width="auto" style:text-underline-color="font-color" fo:font-weight="normal" officeooo:rsid="001020da" officeooo:paragraph-rsid="002f77ba" style:font-size-asian="15pt" style:font-style-asian="normal" style:font-weight-asian="normal" style:font-size-complex="15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Caladea" fo:font-size="15pt" fo:font-weight="normal" officeooo:rsid="001020da" officeooo:paragraph-rsid="001020da" style:font-size-asian="15pt" style:font-weight-asian="normal" style:font-size-complex="15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Caladea" fo:font-size="15pt" fo:font-weight="normal" officeooo:rsid="000e6ef5" officeooo:paragraph-rsid="002f77ba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Caladea" fo:font-size="15pt" fo:font-weight="normal" officeooo:rsid="000b4354" officeooo:paragraph-rsid="000b4354" style:font-size-asian="15pt" style:font-weight-asian="normal" style:font-size-complex="15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Caladea" fo:font-size="15pt" fo:font-weight="normal" officeooo:rsid="0015b87b" officeooo:paragraph-rsid="0015b87b" style:font-size-asian="15pt" style:font-weight-asian="normal" style:font-size-complex="15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Alef" fo:font-size="14pt" fo:font-style="italic" fo:font-weight="normal" officeooo:rsid="000b4354" officeooo:paragraph-rsid="000b4354" style:font-size-asian="14pt" style:font-style-asian="italic" style:font-weight-asian="normal" style:font-size-complex="14pt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Alef" fo:font-size="14pt" fo:font-style="italic" fo:font-weight="normal" officeooo:rsid="000b4354" officeooo:paragraph-rsid="002f77ba" style:font-size-asian="14pt" style:font-style-asian="italic" style:font-weight-asian="normal" style:font-size-complex="14pt" style:font-style-complex="italic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5983b0" loext:opacity="100%" style:font-name="Caladea" fo:font-size="15pt" fo:font-weight="normal" officeooo:rsid="000b4354" officeooo:paragraph-rsid="000b4354" style:font-size-asian="15pt" style:font-weight-asian="normal" style:font-size-complex="15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5983b0" loext:opacity="100%" style:font-name="Caladea" fo:font-size="15pt" fo:font-weight="normal" officeooo:rsid="000b4354" officeooo:paragraph-rsid="002f77ba" style:font-size-asian="15pt" style:font-weight-asian="normal" style:font-size-complex="15pt" style:font-weight-complex="normal"/>
    </style:style>
    <style:style style:name="P62" style:family="paragraph" style:parent-style-name="Standard">
      <style:text-properties style:font-name="Alef" fo:font-size="14pt" fo:font-style="italic" fo:font-weight="normal" officeooo:paragraph-rsid="000b4354" style:font-size-asian="14pt" style:font-style-asian="italic" style:font-weight-asian="normal" style:font-size-complex="14pt" style:font-style-complex="italic" style:font-weight-complex="normal"/>
    </style:style>
    <style:style style:name="P63" style:family="paragraph" style:parent-style-name="Standard">
      <style:paragraph-properties fo:text-align="center" style:justify-single-word="false"/>
      <style:text-properties fo:color="#3465a4" loext:opacity="100%" style:font-name="Miriam CLM" fo:font-size="12pt" fo:font-weight="bold" officeooo:rsid="000b4354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end" style:justify-single-word="false"/>
      <style:text-properties fo:color="#3465a4" loext:opacity="100%" style:font-name="Miriam CLM" fo:font-size="11pt" fo:font-style="italic" fo:font-weight="bold" officeooo:rsid="0035767b" officeooo:paragraph-rsid="0035767b" style:font-size-asian="11pt" style:font-style-asian="italic" style:font-weight-asian="bold" style:font-size-complex="11pt" style:font-style-complex="italic" style:font-weight-complex="bold"/>
    </style:style>
    <style:style style:name="P65" style:family="paragraph" style:parent-style-name="Table_20_Contents">
      <style:text-properties style:font-name="Caladea" fo:font-size="15pt" fo:font-weight="normal" officeooo:rsid="0038f202" officeooo:paragraph-rsid="0038f202" style:font-size-asian="15pt" style:font-weight-asian="normal" style:font-size-complex="15pt" style:font-weight-complex="normal"/>
    </style:style>
    <style:style style:name="P66" style:family="paragraph" style:parent-style-name="Table_20_Contents">
      <style:text-properties style:font-name="Caladea" fo:font-size="15pt" fo:font-weight="normal" officeooo:rsid="0039a004" officeooo:paragraph-rsid="0039a004" style:font-size-asian="15pt" style:font-weight-asian="normal" style:font-size-complex="15pt" style:font-weight-complex="normal"/>
    </style:style>
    <style:style style:name="T1" style:family="text">
      <style:text-properties officeooo:rsid="000bd4ab"/>
    </style:style>
    <style:style style:name="T2" style:family="text">
      <style:text-properties officeooo:rsid="0015e3a1"/>
    </style:style>
    <style:style style:name="T3" style:family="text">
      <style:text-properties officeooo:rsid="001b96ac"/>
    </style:style>
    <style:style style:name="T4" style:family="text">
      <style:text-properties officeooo:rsid="00319785"/>
    </style:style>
    <style:style style:name="T5" style:family="text">
      <style:text-properties officeooo:rsid="0034a824"/>
    </style:style>
    <style:style style:name="T6" style:family="text">
      <style:text-properties officeooo:rsid="0035767b"/>
    </style:style>
    <style:style style:name="T7" style:family="text">
      <style:text-properties style:font-name="serif" fo:font-size="15.75pt"/>
    </style:style>
    <style:style style:name="T8" style:family="text">
      <style:text-properties officeooo:rsid="0038f2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text:bookmark text:name="page3R_mcid0"/><text:span text:style-name="T7">EJERCICIOS DE ALGORITMOS DE PLANIFICACIÓN DE PROCESOS</text:span> </text:p>
      <text:p text:style-name="P64">Héctor Mascuñana Rodriguez</text:p>
      <text:p text:style-name="P46"/>
      <text:p text:style-name="P47"/>
      <text:p text:style-name="P58">1. Utilizando los algoritmos de planificación FIFO, SJF y SRTF calcula el tiempo de espera y tiempo de respuesta de cada proceso. Realízalo gráficamente y calcúlalo de forma numérica. Calcula también el tiempo medio de espera y de respuesta en cada algoritmo.<text:span text:style-name="T6">FDFfff</text:span></text:p>
      <text:p text:style-name="P48"/>
      <text:p text:style-name="P51">FIFO</text:p>
      <text:p text:style-name="P50"/>
      <table:table table:name="Táboa1" table:style-name="Táboa1">
        <table:table-column table:style-name="Táboa1.A"/>
        <table:table-column table:style-name="Táboa1.B"/>
        <table:table-column table:style-name="Táboa1.C"/>
        <table:table-column table:style-name="Táboa1.D"/>
        <table:table-column table:style-name="Táboa1.C"/>
        <table:table-row table:style-name="TableLine1599062715312">
          <table:table-cell table:style-name="Táboa1.A1" office:value-type="string">
            <text:p text:style-name="P40">PROCESO</text:p>
          </table:table-cell>
          <table:table-cell table:style-name="Táboa1.A1" office:value-type="string">
            <text:p text:style-name="P40">T. LLEGADA</text:p>
          </table:table-cell>
          <table:table-cell table:style-name="Táboa1.A1" office:value-type="string">
            <text:p text:style-name="P40">T.EJECUCION</text:p>
          </table:table-cell>
          <table:table-cell table:style-name="Táboa1.A1" office:value-type="string">
            <text:p text:style-name="P40">T.ESPERA</text:p>
          </table:table-cell>
          <table:table-cell table:style-name="Táboa1.A1" office:value-type="string">
            <text:p text:style-name="P40">T.RESPUESTA</text:p>
          </table:table-cell>
        </table:table-row>
        <table:table-row table:style-name="TableLine1599062715600">
          <table:table-cell table:style-name="Táboa1.A1" office:value-type="string">
            <text:p text:style-name="P1">P1</text:p>
          </table:table-cell>
          <table:table-cell table:style-name="Táboa1.A1" office:value-type="string">
            <text:p text:style-name="P7">0</text:p>
          </table:table-cell>
          <table:table-cell table:style-name="Táboa1.A1" office:value-type="string">
            <text:p text:style-name="P7">6</text:p>
          </table:table-cell>
          <table:table-cell table:style-name="Táboa1.A1" office:value-type="string">
            <text:p text:style-name="P11">0</text:p>
          </table:table-cell>
          <table:table-cell table:style-name="Táboa1.A1" office:value-type="string">
            <text:p text:style-name="P12">6</text:p>
          </table:table-cell>
        </table:table-row>
        <table:table-row table:style-name="TableLine1599062710128">
          <table:table-cell table:style-name="Táboa1.A1" office:value-type="string">
            <text:p text:style-name="P1">P2</text:p>
          </table:table-cell>
          <table:table-cell table:style-name="Táboa1.A1" office:value-type="string">
            <text:p text:style-name="P7">3</text:p>
          </table:table-cell>
          <table:table-cell table:style-name="Táboa1.A1" office:value-type="string">
            <text:p text:style-name="P7">2</text:p>
          </table:table-cell>
          <table:table-cell table:style-name="Táboa1.A1" office:value-type="string">
            <text:p text:style-name="P11">9</text:p>
          </table:table-cell>
          <table:table-cell table:style-name="Táboa1.A1" office:value-type="string">
            <text:p text:style-name="P12">11</text:p>
          </table:table-cell>
        </table:table-row>
        <table:table-row table:style-name="TableLine1599062717040">
          <table:table-cell table:style-name="Táboa1.A1" office:value-type="string">
            <text:p text:style-name="P1">P3</text:p>
          </table:table-cell>
          <table:table-cell table:style-name="Táboa1.A1" office:value-type="string">
            <text:p text:style-name="P7">4</text:p>
          </table:table-cell>
          <table:table-cell table:style-name="Táboa1.A1" office:value-type="string">
            <text:p text:style-name="P7">4</text:p>
          </table:table-cell>
          <table:table-cell table:style-name="Táboa1.A1" office:value-type="string">
            <text:p text:style-name="P11">15</text:p>
          </table:table-cell>
          <table:table-cell table:style-name="Táboa1.A1" office:value-type="string">
            <text:p text:style-name="P12">19</text:p>
          </table:table-cell>
        </table:table-row>
        <table:table-row table:style-name="TableLine1599062717328">
          <table:table-cell table:style-name="Táboa1.A1" office:value-type="string">
            <text:p text:style-name="P1">P4</text:p>
          </table:table-cell>
          <table:table-cell table:style-name="Táboa1.A1" office:value-type="string">
            <text:p text:style-name="P7">5</text:p>
          </table:table-cell>
          <table:table-cell table:style-name="Táboa1.A1" office:value-type="string">
            <text:p text:style-name="P7">3</text:p>
          </table:table-cell>
          <table:table-cell table:style-name="Táboa1.A1" office:value-type="string">
            <text:p text:style-name="P11">24</text:p>
          </table:table-cell>
          <table:table-cell table:style-name="Táboa1.A1" office:value-type="string">
            <text:p text:style-name="P12">27</text:p>
          </table:table-cell>
        </table:table-row>
      </table:table>
      <text:p text:style-name="P60"/>
      <table:table table:name="Táboa8" table:style-name="Táboa8">
        <table:table-column table:style-name="Táboa8.A" table:number-columns-repeated="2"/>
        <table:table-column table:style-name="Táboa8.C"/>
        <table:table-column table:style-name="Táboa8.A" table:number-columns-repeated="2"/>
        <table:table-column table:style-name="Táboa8.C"/>
        <table:table-column table:style-name="Táboa8.A"/>
        <table:table-column table:style-name="Táboa8.C"/>
        <table:table-column table:style-name="Táboa8.A" table:number-columns-repeated="2"/>
        <table:table-column table:style-name="Táboa8.C"/>
        <table:table-column table:style-name="Táboa8.A" table:number-columns-repeated="2"/>
        <table:table-column table:style-name="Táboa8.C"/>
        <table:table-column table:style-name="Táboa8.O"/>
        <table:table-row table:style-name="TableLine1599062717616">
          <table:table-cell table:style-name="Táboa8.A1" office:value-type="string">
            <text:p text:style-name="P31">0</text:p>
          </table:table-cell>
          <table:table-cell table:style-name="Táboa8.A1" office:value-type="string">
            <text:p text:style-name="P31">1</text:p>
          </table:table-cell>
          <table:table-cell table:style-name="Táboa8.A1" office:value-type="string">
            <text:p text:style-name="P31">2</text:p>
          </table:table-cell>
          <table:table-cell table:style-name="Táboa8.A1" office:value-type="string">
            <text:p text:style-name="P31">3</text:p>
          </table:table-cell>
          <table:table-cell table:style-name="Táboa8.A1" office:value-type="string">
            <text:p text:style-name="P31">4</text:p>
          </table:table-cell>
          <table:table-cell table:style-name="Táboa8.A1" office:value-type="string">
            <text:p text:style-name="P31">5</text:p>
          </table:table-cell>
          <table:table-cell table:style-name="Táboa8.A1" office:value-type="string">
            <text:p text:style-name="P31">6</text:p>
          </table:table-cell>
          <table:table-cell table:style-name="Táboa8.A1" office:value-type="string">
            <text:p text:style-name="P31">7</text:p>
          </table:table-cell>
          <table:table-cell table:style-name="Táboa8.A1" office:value-type="string">
            <text:p text:style-name="P31">8</text:p>
          </table:table-cell>
          <table:table-cell table:style-name="Táboa8.A1" office:value-type="string">
            <text:p text:style-name="P31">9</text:p>
          </table:table-cell>
          <table:table-cell table:style-name="Táboa8.A1" office:value-type="string">
            <text:p text:style-name="P31">10</text:p>
          </table:table-cell>
          <table:table-cell table:style-name="Táboa8.A1" office:value-type="string">
            <text:p text:style-name="P31">11</text:p>
          </table:table-cell>
          <table:table-cell table:style-name="Táboa8.A1" office:value-type="string">
            <text:p text:style-name="P31">12</text:p>
          </table:table-cell>
          <table:table-cell table:style-name="Táboa8.A1" office:value-type="string">
            <text:p text:style-name="P31">13</text:p>
          </table:table-cell>
          <table:table-cell table:style-name="Táboa8.A1" office:value-type="string">
            <text:p text:style-name="P31">14</text:p>
          </table:table-cell>
        </table:table-row>
        <table:table-row table:style-name="TableLine1599062727984">
          <table:table-cell table:style-name="Táboa8.A1" office:value-type="string">
            <text:p text:style-name="P32">P1</text:p>
          </table:table-cell>
          <table:table-cell table:style-name="Táboa8.A1" office:value-type="string">
            <text:p text:style-name="P32">P1</text:p>
          </table:table-cell>
          <table:table-cell table:style-name="Táboa8.A1" office:value-type="string">
            <text:p text:style-name="P32">P1</text:p>
          </table:table-cell>
          <table:table-cell table:style-name="Táboa8.A1" office:value-type="string">
            <text:p text:style-name="P32">P1</text:p>
          </table:table-cell>
          <table:table-cell table:style-name="Táboa8.A1" office:value-type="string">
            <text:p text:style-name="P32">P1</text:p>
          </table:table-cell>
          <table:table-cell table:style-name="Táboa8.A1" office:value-type="string">
            <text:p text:style-name="P32">P1</text:p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</table:table-row>
        <table:table-row table:style-name="TableLine1599062710992"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2">P2</text:p>
          </table:table-cell>
          <table:table-cell table:style-name="Táboa8.A1" office:value-type="string">
            <text:p text:style-name="P32">P2</text:p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</table:table-row>
        <table:table-row table:style-name="TableLine1599062713008"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2">P3</text:p>
          </table:table-cell>
          <table:table-cell table:style-name="Táboa8.A1" office:value-type="string">
            <text:p text:style-name="P32">P3</text:p>
          </table:table-cell>
          <table:table-cell table:style-name="Táboa8.A1" office:value-type="string">
            <text:p text:style-name="P32">P3</text:p>
          </table:table-cell>
          <table:table-cell table:style-name="Táboa8.A1" office:value-type="string">
            <text:p text:style-name="P32">P3</text:p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</table:table-row>
        <table:table-row table:style-name="TableLine1599062711568"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1"/>
          </table:table-cell>
          <table:table-cell table:style-name="Táboa8.A1" office:value-type="string">
            <text:p text:style-name="P32">P4</text:p>
          </table:table-cell>
          <table:table-cell table:style-name="Táboa8.A1" office:value-type="string">
            <text:p text:style-name="P32">P4</text:p>
          </table:table-cell>
          <table:table-cell table:style-name="Táboa8.A1" office:value-type="string">
            <text:p text:style-name="P32">P4</text:p>
          </table:table-cell>
        </table:table-row>
      </table:table>
      <text:p text:style-name="P53"/>
      <text:p text:style-name="P53">SJF</text:p>
      <text:p text:style-name="P54"/>
      <table:table table:name="Táboa4" table:style-name="Táboa4">
        <table:table-column table:style-name="Táboa4.A"/>
        <table:table-column table:style-name="Táboa4.B"/>
        <table:table-column table:style-name="Táboa4.C"/>
        <table:table-column table:style-name="Táboa4.D"/>
        <table:table-column table:style-name="Táboa4.C"/>
        <table:table-row table:style-name="TableLine1599062729136">
          <table:table-cell table:style-name="Táboa4.A1" office:value-type="string">
            <text:p text:style-name="P43">PROCESO</text:p>
          </table:table-cell>
          <table:table-cell table:style-name="Táboa4.A1" office:value-type="string">
            <text:p text:style-name="P43">T. LLEGADA</text:p>
          </table:table-cell>
          <table:table-cell table:style-name="Táboa4.A1" office:value-type="string">
            <text:p text:style-name="P43">T.EJECUCION</text:p>
          </table:table-cell>
          <table:table-cell table:style-name="Táboa4.A1" office:value-type="string">
            <text:p text:style-name="P43">T.ESPERA</text:p>
          </table:table-cell>
          <table:table-cell table:style-name="Táboa4.A1" office:value-type="string">
            <text:p text:style-name="P43">T.RESPUESTA</text:p>
          </table:table-cell>
        </table:table-row>
        <table:table-row table:style-name="TableLine1599062738064">
          <table:table-cell table:style-name="Táboa4.A1" office:value-type="string">
            <text:p text:style-name="P2">P<text:span text:style-name="T2">2</text:span></text:p>
          </table:table-cell>
          <table:table-cell table:style-name="Táboa4.A1" office:value-type="string">
            <text:p text:style-name="P13">3</text:p>
          </table:table-cell>
          <table:table-cell table:style-name="Táboa4.A1" office:value-type="string">
            <text:p text:style-name="P13">2</text:p>
          </table:table-cell>
          <table:table-cell table:style-name="Táboa4.A1" office:value-type="string">
            <text:p text:style-name="P14">3</text:p>
          </table:table-cell>
          <table:table-cell table:style-name="Táboa4.A1" office:value-type="string">
            <text:p text:style-name="P14">5</text:p>
          </table:table-cell>
        </table:table-row>
        <table:table-row table:style-name="TableLine1599062739216">
          <table:table-cell table:style-name="Táboa4.A1" office:value-type="string">
            <text:p text:style-name="P4">P4</text:p>
          </table:table-cell>
          <table:table-cell table:style-name="Táboa4.A1" office:value-type="string">
            <text:p text:style-name="P14">5</text:p>
          </table:table-cell>
          <table:table-cell table:style-name="Táboa4.A1" office:value-type="string">
            <text:p text:style-name="P14">3</text:p>
          </table:table-cell>
          <table:table-cell table:style-name="Táboa4.A1" office:value-type="string">
            <text:p text:style-name="P14">10</text:p>
          </table:table-cell>
          <table:table-cell table:style-name="Táboa4.A1" office:value-type="string">
            <text:p text:style-name="P14">13</text:p>
          </table:table-cell>
        </table:table-row>
        <table:table-row table:style-name="TableLine1599062744688">
          <table:table-cell table:style-name="Táboa4.A1" office:value-type="string">
            <text:p text:style-name="P2">P3</text:p>
          </table:table-cell>
          <table:table-cell table:style-name="Táboa4.A1" office:value-type="string">
            <text:p text:style-name="P8">4</text:p>
          </table:table-cell>
          <table:table-cell table:style-name="Táboa4.A1" office:value-type="string">
            <text:p text:style-name="P8">4</text:p>
          </table:table-cell>
          <table:table-cell table:style-name="Táboa4.A1" office:value-type="string">
            <text:p text:style-name="P14">17</text:p>
          </table:table-cell>
          <table:table-cell table:style-name="Táboa4.A1" office:value-type="string">
            <text:p text:style-name="P14">21</text:p>
          </table:table-cell>
        </table:table-row>
        <table:table-row table:style-name="TableLine1599062736048">
          <table:table-cell table:style-name="Táboa4.A1" office:value-type="string">
            <text:p text:style-name="P2">P<text:span text:style-name="T2">1</text:span></text:p>
          </table:table-cell>
          <table:table-cell table:style-name="Táboa4.A1" office:value-type="string">
            <text:p text:style-name="P13">0</text:p>
          </table:table-cell>
          <table:table-cell table:style-name="Táboa4.A1" office:value-type="string">
            <text:p text:style-name="P13">6</text:p>
          </table:table-cell>
          <table:table-cell table:style-name="Táboa4.A1" office:value-type="string">
            <text:p text:style-name="P14">21</text:p>
          </table:table-cell>
          <table:table-cell table:style-name="Táboa4.A1" office:value-type="string">
            <text:p text:style-name="P14">27</text:p>
          </table:table-cell>
        </table:table-row>
      </table:table>
      <text:p text:style-name="P55"/>
      <table:table table:name="Táboa9" table:style-name="Táboa9">
        <table:table-column table:style-name="Táboa9.A"/>
        <table:table-column table:style-name="Táboa9.B"/>
        <table:table-column table:style-name="Táboa9.A"/>
        <table:table-column table:style-name="Táboa9.B"/>
        <table:table-column table:style-name="Táboa9.A"/>
        <table:table-column table:style-name="Táboa9.B"/>
        <table:table-column table:style-name="Táboa9.A"/>
        <table:table-column table:style-name="Táboa9.B"/>
        <table:table-column table:style-name="Táboa9.A"/>
        <table:table-column table:style-name="Táboa9.B"/>
        <table:table-column table:style-name="Táboa9.A"/>
        <table:table-column table:style-name="Táboa9.B"/>
        <table:table-column table:style-name="Táboa9.A"/>
        <table:table-column table:style-name="Táboa9.B"/>
        <table:table-column table:style-name="Táboa9.O"/>
        <table:table-row table:style-name="TableLine1599062735184">
          <table:table-cell table:style-name="Táboa9.A1" office:value-type="string">
            <text:p text:style-name="P31">0</text:p>
          </table:table-cell>
          <table:table-cell table:style-name="Táboa9.A1" office:value-type="string">
            <text:p text:style-name="P31">1</text:p>
          </table:table-cell>
          <table:table-cell table:style-name="Táboa9.A1" office:value-type="string">
            <text:p text:style-name="P31">2</text:p>
          </table:table-cell>
          <table:table-cell table:style-name="Táboa9.A1" office:value-type="string">
            <text:p text:style-name="P31">3</text:p>
          </table:table-cell>
          <table:table-cell table:style-name="Táboa9.A1" office:value-type="string">
            <text:p text:style-name="P31">4</text:p>
          </table:table-cell>
          <table:table-cell table:style-name="Táboa9.A1" office:value-type="string">
            <text:p text:style-name="P31">5</text:p>
          </table:table-cell>
          <table:table-cell table:style-name="Táboa9.A1" office:value-type="string">
            <text:p text:style-name="P31">6</text:p>
          </table:table-cell>
          <table:table-cell table:style-name="Táboa9.A1" office:value-type="string">
            <text:p text:style-name="P31">7</text:p>
          </table:table-cell>
          <table:table-cell table:style-name="Táboa9.A1" office:value-type="string">
            <text:p text:style-name="P31">8</text:p>
          </table:table-cell>
          <table:table-cell table:style-name="Táboa9.A1" office:value-type="string">
            <text:p text:style-name="P31">9</text:p>
          </table:table-cell>
          <table:table-cell table:style-name="Táboa9.A1" office:value-type="string">
            <text:p text:style-name="P31">10</text:p>
          </table:table-cell>
          <table:table-cell table:style-name="Táboa9.A1" office:value-type="string">
            <text:p text:style-name="P31">11</text:p>
          </table:table-cell>
          <table:table-cell table:style-name="Táboa9.A1" office:value-type="string">
            <text:p text:style-name="P31">12</text:p>
          </table:table-cell>
          <table:table-cell table:style-name="Táboa9.A1" office:value-type="string">
            <text:p text:style-name="P31">13</text:p>
          </table:table-cell>
          <table:table-cell table:style-name="Táboa9.A1" office:value-type="string">
            <text:p text:style-name="P31">14</text:p>
          </table:table-cell>
        </table:table-row>
        <table:table-row table:style-name="TableLine1599062729424">
          <table:table-cell table:style-name="Táboa9.A1" office:value-type="string">
            <text:p text:style-name="P33">P1</text:p>
          </table:table-cell>
          <table:table-cell table:style-name="Táboa9.A1" office:value-type="string">
            <text:p text:style-name="P33">P1</text:p>
          </table:table-cell>
          <table:table-cell table:style-name="Táboa9.A1" office:value-type="string">
            <text:p text:style-name="P33">P1</text:p>
          </table:table-cell>
          <table:table-cell table:style-name="Táboa9.A1" office:value-type="string">
            <text:p text:style-name="P33">P1</text:p>
          </table:table-cell>
          <table:table-cell table:style-name="Táboa9.A1" office:value-type="string">
            <text:p text:style-name="P33">P1</text:p>
          </table:table-cell>
          <table:table-cell table:style-name="Táboa9.A1" office:value-type="string">
            <text:p text:style-name="P33">P1</text:p>
          </table:table-cell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4"/>
          </table:table-cell>
          <table:table-cell table:style-name="Táboa9.A1" office:value-type="string">
            <text:p text:style-name="P34"/>
          </table:table-cell>
          <table:table-cell table:style-name="Táboa9.A1" office:value-type="string">
            <text:p text:style-name="P34"/>
          </table:table-cell>
          <table:table-cell table:style-name="Táboa9.A1" office:value-type="string">
            <text:p text:style-name="P34"/>
          </table:table-cell>
          <table:table-cell table:style-name="Táboa9.A1" office:value-type="string">
            <text:p text:style-name="P34"/>
          </table:table-cell>
          <table:table-cell table:style-name="Táboa9.A1" office:value-type="string">
            <text:p text:style-name="P34"/>
          </table:table-cell>
        </table:table-row>
        <table:table-row table:style-name="TableLine1599062735472">
          <table:table-cell table:style-name="Táboa9.A1" office:value-type="string">
            <text:p text:style-name="P34"/>
          </table:table-cell>
          <table:table-cell table:style-name="Táboa9.A1" office:value-type="string">
            <text:p text:style-name="P34"/>
          </table:table-cell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3">P2</text:p>
          </table:table-cell>
          <table:table-cell table:style-name="Táboa9.A1" office:value-type="string">
            <text:p text:style-name="P33">P2</text:p>
          </table:table-cell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1"/>
          </table:table-cell>
        </table:table-row>
        <table:table-row table:style-name="TableLine1599062744976"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4"/>
          </table:table-cell>
          <table:table-cell table:style-name="Táboa9.A1" office:value-type="string">
            <text:p text:style-name="P34"/>
          </table:table-cell>
          <table:table-cell table:style-name="Táboa9.A1" office:value-type="string">
            <text:p text:style-name="P34"/>
          </table:table-cell>
          <table:table-cell table:style-name="Táboa9.A1" office:value-type="string">
            <text:p text:style-name="P34"/>
          </table:table-cell>
          <table:table-cell table:style-name="Táboa9.A1" office:value-type="string">
            <text:p text:style-name="P32"/>
          </table:table-cell>
          <table:table-cell table:style-name="Táboa9.A1" office:value-type="string">
            <text:p text:style-name="P32"/>
          </table:table-cell>
          <table:table-cell table:style-name="Táboa9.A1" office:value-type="string">
            <text:p text:style-name="P33">P3</text:p>
          </table:table-cell>
          <table:table-cell table:style-name="Táboa9.A1" office:value-type="string">
            <text:p text:style-name="P33">P3</text:p>
          </table:table-cell>
          <table:table-cell table:style-name="Táboa9.A1" office:value-type="string">
            <text:p text:style-name="P33">P3</text:p>
          </table:table-cell>
          <table:table-cell table:style-name="Táboa9.A1" office:value-type="string">
            <text:p text:style-name="P33">P3</text:p>
          </table:table-cell>
        </table:table-row>
        <table:table-row table:style-name="TableLine1599062746416"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4"/>
          </table:table-cell>
          <table:table-cell table:style-name="Táboa9.A1" office:value-type="string">
            <text:p text:style-name="P34"/>
          </table:table-cell>
          <table:table-cell table:style-name="Táboa9.A1" office:value-type="string">
            <text:p text:style-name="P34"/>
          </table:table-cell>
          <table:table-cell table:style-name="Táboa9.A1" office:value-type="string">
            <text:p text:style-name="P34"/>
          </table:table-cell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1"/>
          </table:table-cell>
          <table:table-cell table:style-name="Táboa9.A1" office:value-type="string">
            <text:p text:style-name="P33">P4</text:p>
          </table:table-cell>
          <table:table-cell table:style-name="Táboa9.A1" office:value-type="string">
            <text:p text:style-name="P33">P4</text:p>
          </table:table-cell>
          <table:table-cell table:style-name="Táboa9.A1" office:value-type="string">
            <text:p text:style-name="P33">P4</text:p>
          </table:table-cell>
          <table:table-cell table:style-name="Táboa9.A1" office:value-type="string">
            <text:p text:style-name="P32"/>
          </table:table-cell>
          <table:table-cell table:style-name="Táboa9.A1" office:value-type="string">
            <text:p text:style-name="P32"/>
          </table:table-cell>
          <table:table-cell table:style-name="Táboa9.A1" office:value-type="string">
            <text:p text:style-name="P32"/>
          </table:table-cell>
          <table:table-cell table:style-name="Táboa9.A1" office:value-type="string">
            <text:p text:style-name="P32"/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><text:soft-page-break/>SRTF</text:p>
      <text:p text:style-name="P54"/>
      <table:table table:name="Táboa5" table:style-name="Táboa5">
        <table:table-column table:style-name="Táboa5.A"/>
        <table:table-column table:style-name="Táboa5.B"/>
        <table:table-column table:style-name="Táboa5.C"/>
        <table:table-column table:style-name="Táboa5.D"/>
        <table:table-column table:style-name="Táboa5.C"/>
        <table:table-row table:style-name="TableLine1599062730864">
          <table:table-cell table:style-name="Táboa5.A1" office:value-type="string">
            <text:p text:style-name="P44">PROCESO</text:p>
          </table:table-cell>
          <table:table-cell table:style-name="Táboa5.A1" office:value-type="string">
            <text:p text:style-name="P44">T. LLEGADA</text:p>
          </table:table-cell>
          <table:table-cell table:style-name="Táboa5.A1" office:value-type="string">
            <text:p text:style-name="P44">T.EJECUCION</text:p>
          </table:table-cell>
          <table:table-cell table:style-name="Táboa5.A1" office:value-type="string">
            <text:p text:style-name="P44">T.ESPERA</text:p>
          </table:table-cell>
          <table:table-cell table:style-name="Táboa5.A1" office:value-type="string">
            <text:p text:style-name="P44">T.RESPUESTA</text:p>
          </table:table-cell>
        </table:table-row>
        <table:table-row table:style-name="TableLine1599062739792">
          <table:table-cell table:style-name="Táboa5.A1" office:value-type="string">
            <text:p text:style-name="P2">P<text:span text:style-name="T2">2</text:span></text:p>
          </table:table-cell>
          <table:table-cell table:style-name="Táboa5.A1" office:value-type="string">
            <text:p text:style-name="P13">3</text:p>
          </table:table-cell>
          <table:table-cell table:style-name="Táboa5.A1" office:value-type="string">
            <text:p text:style-name="P13">2</text:p>
          </table:table-cell>
          <table:table-cell table:style-name="Táboa5.A1" office:value-type="string">
            <text:p text:style-name="P14">3</text:p>
          </table:table-cell>
          <table:table-cell table:style-name="Táboa5.A1" office:value-type="string">
            <text:p text:style-name="P14">5</text:p>
          </table:table-cell>
        </table:table-row>
        <table:table-row table:style-name="TableLine1599062732016">
          <table:table-cell table:style-name="Táboa5.A1" office:value-type="string">
            <text:p text:style-name="P4">P4</text:p>
          </table:table-cell>
          <table:table-cell table:style-name="Táboa5.A1" office:value-type="string">
            <text:p text:style-name="P14">5</text:p>
          </table:table-cell>
          <table:table-cell table:style-name="Táboa5.A1" office:value-type="string">
            <text:p text:style-name="P14">3</text:p>
          </table:table-cell>
          <table:table-cell table:style-name="Táboa5.A1" office:value-type="string">
            <text:p text:style-name="P14">10</text:p>
          </table:table-cell>
          <table:table-cell table:style-name="Táboa5.A1" office:value-type="string">
            <text:p text:style-name="P14">13</text:p>
          </table:table-cell>
        </table:table-row>
        <table:table-row table:style-name="TableLine1599062743536">
          <table:table-cell table:style-name="Táboa5.A1" office:value-type="string">
            <text:p text:style-name="P2">P3</text:p>
          </table:table-cell>
          <table:table-cell table:style-name="Táboa5.A1" office:value-type="string">
            <text:p text:style-name="P8">4</text:p>
          </table:table-cell>
          <table:table-cell table:style-name="Táboa5.A1" office:value-type="string">
            <text:p text:style-name="P8">4</text:p>
          </table:table-cell>
          <table:table-cell table:style-name="Táboa5.A1" office:value-type="string">
            <text:p text:style-name="P14">17</text:p>
          </table:table-cell>
          <table:table-cell table:style-name="Táboa5.A1" office:value-type="string">
            <text:p text:style-name="P14">21</text:p>
          </table:table-cell>
        </table:table-row>
        <table:table-row table:style-name="TableLine1599062740656">
          <table:table-cell table:style-name="Táboa5.A1" office:value-type="string">
            <text:p text:style-name="P2">P<text:span text:style-name="T2">1</text:span></text:p>
          </table:table-cell>
          <table:table-cell table:style-name="Táboa5.A1" office:value-type="string">
            <text:p text:style-name="P13">0</text:p>
          </table:table-cell>
          <table:table-cell table:style-name="Táboa5.A1" office:value-type="string">
            <text:p text:style-name="P13">6</text:p>
          </table:table-cell>
          <table:table-cell table:style-name="Táboa5.A1" office:value-type="string">
            <text:p text:style-name="P14">21</text:p>
          </table:table-cell>
          <table:table-cell table:style-name="Táboa5.A1" office:value-type="string">
            <text:p text:style-name="P14">27</text:p>
          </table:table-cell>
        </table:table-row>
      </table:table>
      <text:p text:style-name="P61"/>
      <text:p text:style-name="P61"/>
      <table:table table:name="Táboa10" table:style-name="Táboa10">
        <table:table-column table:style-name="Táboa10.A"/>
        <table:table-column table:style-name="Táboa10.B"/>
        <table:table-column table:style-name="Táboa10.A"/>
        <table:table-column table:style-name="Táboa10.B"/>
        <table:table-column table:style-name="Táboa10.E"/>
        <table:table-column table:style-name="Táboa10.F"/>
        <table:table-column table:style-name="Táboa10.A"/>
        <table:table-column table:style-name="Táboa10.B"/>
        <table:table-column table:style-name="Táboa10.A"/>
        <table:table-column table:style-name="Táboa10.B"/>
        <table:table-column table:style-name="Táboa10.A"/>
        <table:table-column table:style-name="Táboa10.B"/>
        <table:table-column table:style-name="Táboa10.A"/>
        <table:table-column table:style-name="Táboa10.B"/>
        <table:table-column table:style-name="Táboa10.O"/>
        <table:table-row table:style-name="TableLine1599062745840">
          <table:table-cell table:style-name="Táboa10.A1" office:value-type="string">
            <text:p text:style-name="P31">0</text:p>
          </table:table-cell>
          <table:table-cell table:style-name="Táboa10.A1" office:value-type="string">
            <text:p text:style-name="P31">1</text:p>
          </table:table-cell>
          <table:table-cell table:style-name="Táboa10.A1" office:value-type="string">
            <text:p text:style-name="P31">2</text:p>
          </table:table-cell>
          <table:table-cell table:style-name="Táboa10.A1" office:value-type="string">
            <text:p text:style-name="P31">3</text:p>
          </table:table-cell>
          <table:table-cell table:style-name="Táboa10.A1" office:value-type="string">
            <text:p text:style-name="P31">4</text:p>
          </table:table-cell>
          <table:table-cell table:style-name="Táboa10.A1" office:value-type="string">
            <text:p text:style-name="P31">5</text:p>
          </table:table-cell>
          <table:table-cell table:style-name="Táboa10.A1" office:value-type="string">
            <text:p text:style-name="P31">6</text:p>
          </table:table-cell>
          <table:table-cell table:style-name="Táboa10.A1" office:value-type="string">
            <text:p text:style-name="P31">7</text:p>
          </table:table-cell>
          <table:table-cell table:style-name="Táboa10.A1" office:value-type="string">
            <text:p text:style-name="P31">8</text:p>
          </table:table-cell>
          <table:table-cell table:style-name="Táboa10.A1" office:value-type="string">
            <text:p text:style-name="P31">9</text:p>
          </table:table-cell>
          <table:table-cell table:style-name="Táboa10.A1" office:value-type="string">
            <text:p text:style-name="P31">10</text:p>
          </table:table-cell>
          <table:table-cell table:style-name="Táboa10.A1" office:value-type="string">
            <text:p text:style-name="P31">11</text:p>
          </table:table-cell>
          <table:table-cell table:style-name="Táboa10.A1" office:value-type="string">
            <text:p text:style-name="P31">12</text:p>
          </table:table-cell>
          <table:table-cell table:style-name="Táboa10.A1" office:value-type="string">
            <text:p text:style-name="P31">13</text:p>
          </table:table-cell>
          <table:table-cell table:style-name="Táboa10.A1" office:value-type="string">
            <text:p text:style-name="P31">14</text:p>
          </table:table-cell>
        </table:table-row>
        <table:table-row table:style-name="TableLine1599062741520">
          <table:table-cell table:style-name="Táboa10.A1" office:value-type="string">
            <text:p text:style-name="P33">P1</text:p>
          </table:table-cell>
          <table:table-cell table:style-name="Táboa10.A1" office:value-type="string">
            <text:p text:style-name="P33">P1</text:p>
          </table:table-cell>
          <table:table-cell table:style-name="Táboa10.A1" office:value-type="string">
            <text:p text:style-name="P33">P1</text:p>
          </table:table-cell>
          <table:table-cell table:style-name="Táboa10.A1" office:value-type="string">
            <text:p text:style-name="P32"/>
          </table:table-cell>
          <table:table-cell table:style-name="Táboa10.A1" office:value-type="string">
            <text:p text:style-name="P32"/>
          </table:table-cell>
          <table:table-cell table:style-name="Táboa10.A1" office:value-type="string">
            <text:p text:style-name="P33">P1</text:p>
          </table:table-cell>
          <table:table-cell table:style-name="Táboa10.A1" office:value-type="string">
            <text:p text:style-name="P33">P1</text:p>
          </table:table-cell>
          <table:table-cell table:style-name="Táboa10.A1" office:value-type="string">
            <text:p text:style-name="P33">P1</text:p>
          </table:table-cell>
          <table:table-cell table:style-name="Táboa10.A1" office:value-type="string">
            <text:p text:style-name="P33"/>
          </table:table-cell>
          <table:table-cell table:style-name="Táboa10.A1" office:value-type="string">
            <text:p text:style-name="P33"/>
          </table:table-cell>
          <table:table-cell table:style-name="Táboa10.A1" office:value-type="string">
            <text:p text:style-name="P33"/>
          </table:table-cell>
          <table:table-cell table:style-name="Táboa10.A1" office:value-type="string">
            <text:p text:style-name="P34"/>
          </table:table-cell>
          <table:table-cell table:style-name="Táboa10.A1" office:value-type="string">
            <text:p text:style-name="P34"/>
          </table:table-cell>
          <table:table-cell table:style-name="Táboa10.A1" office:value-type="string">
            <text:p text:style-name="P34"/>
          </table:table-cell>
          <table:table-cell table:style-name="Táboa10.A1" office:value-type="string">
            <text:p text:style-name="P34"/>
          </table:table-cell>
        </table:table-row>
        <table:table-row table:style-name="TableLine1599062741808">
          <table:table-cell table:style-name="Táboa10.A1" office:value-type="string">
            <text:p text:style-name="P34"/>
          </table:table-cell>
          <table:table-cell table:style-name="Táboa10.A1" office:value-type="string">
            <text:p text:style-name="P34"/>
          </table:table-cell>
          <table:table-cell table:style-name="Táboa10.A1" office:value-type="string">
            <text:p text:style-name="P31"/>
          </table:table-cell>
          <table:table-cell table:style-name="Táboa10.A1" office:value-type="string">
            <text:p text:style-name="P33">P2</text:p>
          </table:table-cell>
          <table:table-cell table:style-name="Táboa10.A1" office:value-type="string">
            <text:p text:style-name="P33">P2</text:p>
          </table:table-cell>
          <table:table-cell table:style-name="Táboa10.A1" office:value-type="string">
            <text:p text:style-name="P31"/>
          </table:table-cell>
          <table:table-cell table:style-name="Táboa10.A1" office:value-type="string">
            <text:p text:style-name="P32"/>
          </table:table-cell>
          <table:table-cell table:style-name="Táboa10.A1" office:value-type="string">
            <text:p text:style-name="P32"/>
          </table:table-cell>
          <table:table-cell table:style-name="Táboa10.A1" office:value-type="string">
            <text:p text:style-name="P31"/>
          </table:table-cell>
          <table:table-cell table:style-name="Táboa10.A1" office:value-type="string">
            <text:p text:style-name="P31"/>
          </table:table-cell>
          <table:table-cell table:style-name="Táboa10.A1" office:value-type="string">
            <text:p text:style-name="P31"/>
          </table:table-cell>
          <table:table-cell table:style-name="Táboa10.A1" office:value-type="string">
            <text:p text:style-name="P31"/>
          </table:table-cell>
          <table:table-cell table:style-name="Táboa10.A1" office:value-type="string">
            <text:p text:style-name="P31"/>
          </table:table-cell>
          <table:table-cell table:style-name="Táboa10.A1" office:value-type="string">
            <text:p text:style-name="P31"/>
          </table:table-cell>
          <table:table-cell table:style-name="Táboa10.A1" office:value-type="string">
            <text:p text:style-name="P31"/>
          </table:table-cell>
        </table:table-row>
        <table:table-row table:style-name="TableLine1599062729712">
          <table:table-cell table:style-name="Táboa10.A1" office:value-type="string">
            <text:p text:style-name="P31"/>
          </table:table-cell>
          <table:table-cell table:style-name="Táboa10.A1" office:value-type="string">
            <text:p text:style-name="P31"/>
          </table:table-cell>
          <table:table-cell table:style-name="Táboa10.A1" office:value-type="string">
            <text:p text:style-name="P31"/>
          </table:table-cell>
          <table:table-cell table:style-name="Táboa10.A1" office:value-type="string">
            <text:p text:style-name="P31"/>
          </table:table-cell>
          <table:table-cell table:style-name="Táboa10.A1" office:value-type="string">
            <text:p text:style-name="P31"/>
          </table:table-cell>
          <table:table-cell table:style-name="Táboa10.A1" office:value-type="string">
            <text:p text:style-name="P33"/>
          </table:table-cell>
          <table:table-cell table:style-name="Táboa10.A1" office:value-type="string">
            <text:p text:style-name="P34"/>
          </table:table-cell>
          <table:table-cell table:style-name="Táboa10.A1" office:value-type="string">
            <text:p text:style-name="P34"/>
          </table:table-cell>
          <table:table-cell table:style-name="Táboa10.A1" office:value-type="string">
            <text:p text:style-name="P34"/>
          </table:table-cell>
          <table:table-cell table:style-name="Táboa10.A1" office:value-type="string">
            <text:p text:style-name="P32"/>
          </table:table-cell>
          <table:table-cell table:style-name="Táboa10.A1" office:value-type="string">
            <text:p text:style-name="P32"/>
          </table:table-cell>
          <table:table-cell table:style-name="Táboa10.A1" office:value-type="string">
            <text:p text:style-name="P33">P3</text:p>
          </table:table-cell>
          <table:table-cell table:style-name="Táboa10.A1" office:value-type="string">
            <text:p text:style-name="P33">P3</text:p>
          </table:table-cell>
          <table:table-cell table:style-name="Táboa10.A1" office:value-type="string">
            <text:p text:style-name="P33">P3</text:p>
          </table:table-cell>
          <table:table-cell table:style-name="Táboa10.A1" office:value-type="string">
            <text:p text:style-name="P33">P3</text:p>
          </table:table-cell>
        </table:table-row>
        <table:table-row table:style-name="TableLine1599062730000">
          <table:table-cell table:style-name="Táboa10.A1" office:value-type="string">
            <text:p text:style-name="P31"/>
          </table:table-cell>
          <table:table-cell table:style-name="Táboa10.A1" office:value-type="string">
            <text:p text:style-name="P31"/>
          </table:table-cell>
          <table:table-cell table:style-name="Táboa10.A1" office:value-type="string">
            <text:p text:style-name="P34"/>
          </table:table-cell>
          <table:table-cell table:style-name="Táboa10.A1" office:value-type="string">
            <text:p text:style-name="P34"/>
          </table:table-cell>
          <table:table-cell table:style-name="Táboa10.A1" office:value-type="string">
            <text:p text:style-name="P34"/>
          </table:table-cell>
          <table:table-cell table:style-name="Táboa10.A1" office:value-type="string">
            <text:p text:style-name="P33"/>
          </table:table-cell>
          <table:table-cell table:style-name="Táboa10.A1" office:value-type="string">
            <text:p text:style-name="P33"/>
          </table:table-cell>
          <table:table-cell table:style-name="Táboa10.A1" office:value-type="string">
            <text:p text:style-name="P33"/>
          </table:table-cell>
          <table:table-cell table:style-name="Táboa10.A1" office:value-type="string">
            <text:p text:style-name="P33">P4</text:p>
          </table:table-cell>
          <table:table-cell table:style-name="Táboa10.A1" office:value-type="string">
            <text:p text:style-name="P33">P4</text:p>
          </table:table-cell>
          <table:table-cell table:style-name="Táboa10.A1" office:value-type="string">
            <text:p text:style-name="P33">P4</text:p>
          </table:table-cell>
          <table:table-cell table:style-name="Táboa10.A1" office:value-type="string">
            <text:p text:style-name="P32"/>
          </table:table-cell>
          <table:table-cell table:style-name="Táboa10.A1" office:value-type="string">
            <text:p text:style-name="P32"/>
          </table:table-cell>
          <table:table-cell table:style-name="Táboa10.A1" office:value-type="string">
            <text:p text:style-name="P32"/>
          </table:table-cell>
          <table:table-cell table:style-name="Táboa10.A1" office:value-type="string">
            <text:p text:style-name="P32"/>
          </table:table-cell>
        </table:table-row>
      </table:table>
      <text:p text:style-name="P49"/>
      <text:p text:style-name="P59">2. Utilizando los algoritmos de planificación FIFO, ROUND ROBIN y SJF, calcula el tiempo de espera y tiempo de respuesta de cada proceso. Realízalo gráficamente y calcúlalo de forma numérica. Calcula también el tiempo medio de espera y de respuesta en cada algoritmo. En ROUND ROBIN utiliza el quantum igual a 2 (q=2).</text:p>
      <text:p text:style-name="P56"/>
      <text:p text:style-name="P57">FIFO</text:p>
      <text:p text:style-name="P48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row table:style-name="TableLine1599062742096">
          <table:table-cell table:style-name="Táboa2.A1" office:value-type="string">
            <text:p text:style-name="P40">PROCESO</text:p>
          </table:table-cell>
          <table:table-cell table:style-name="Táboa2.A1" office:value-type="string">
            <text:p text:style-name="P40">T. LLEGADA</text:p>
          </table:table-cell>
          <table:table-cell table:style-name="Táboa2.A1" office:value-type="string">
            <text:p text:style-name="P40">T.EJECUCION</text:p>
          </table:table-cell>
          <table:table-cell table:style-name="Táboa2.A1" office:value-type="string">
            <text:p text:style-name="P40">T.ESPERA</text:p>
          </table:table-cell>
          <table:table-cell table:style-name="Táboa2.A1" office:value-type="string">
            <text:p text:style-name="P40">T.RESPUESTA</text:p>
          </table:table-cell>
        </table:table-row>
        <table:table-row table:style-name="TableLine1599062745552">
          <table:table-cell table:style-name="Táboa2.A1" office:value-type="string">
            <text:p text:style-name="P1">P1</text:p>
          </table:table-cell>
          <table:table-cell table:style-name="Táboa2.A1" office:value-type="string">
            <text:p text:style-name="P9">2</text:p>
          </table:table-cell>
          <table:table-cell table:style-name="Táboa2.A1" office:value-type="string">
            <text:p text:style-name="P9">2</text:p>
          </table:table-cell>
          <table:table-cell table:style-name="Táboa2.A1" office:value-type="string">
            <text:p text:style-name="P15">2</text:p>
          </table:table-cell>
          <table:table-cell table:style-name="Táboa2.A1" office:value-type="string">
            <text:p text:style-name="P15">4</text:p>
          </table:table-cell>
        </table:table-row>
        <table:table-row table:style-name="TableLine1599062742672">
          <table:table-cell table:style-name="Táboa2.A1" office:value-type="string">
            <text:p text:style-name="P1">P2</text:p>
          </table:table-cell>
          <table:table-cell table:style-name="Táboa2.A1" office:value-type="string">
            <text:p text:style-name="P9">0</text:p>
          </table:table-cell>
          <table:table-cell table:style-name="Táboa2.A1" office:value-type="string">
            <text:p text:style-name="P5">8</text:p>
          </table:table-cell>
          <table:table-cell table:style-name="Táboa2.A1" office:value-type="string">
            <text:p text:style-name="P15">4</text:p>
          </table:table-cell>
          <table:table-cell table:style-name="Táboa2.A1" office:value-type="string">
            <text:p text:style-name="P15">12</text:p>
          </table:table-cell>
        </table:table-row>
        <table:table-row table:style-name="TableLine1599062742960">
          <table:table-cell table:style-name="Táboa2.A1" office:value-type="string">
            <text:p text:style-name="P1">P3</text:p>
          </table:table-cell>
          <table:table-cell table:style-name="Táboa2.A1" office:value-type="string">
            <text:p text:style-name="P9">3</text:p>
          </table:table-cell>
          <table:table-cell table:style-name="Táboa2.A1" office:value-type="string">
            <text:p text:style-name="P5">6</text:p>
          </table:table-cell>
          <table:table-cell table:style-name="Táboa2.A1" office:value-type="string">
            <text:p text:style-name="P15">15</text:p>
          </table:table-cell>
          <table:table-cell table:style-name="Táboa2.A1" office:value-type="string">
            <text:p text:style-name="P15">21</text:p>
          </table:table-cell>
        </table:table-row>
        <table:table-row table:style-name="TableLine1599062734032">
          <table:table-cell table:style-name="Táboa2.A1" office:value-type="string">
            <text:p text:style-name="P1">P4</text:p>
          </table:table-cell>
          <table:table-cell table:style-name="Táboa2.A1" office:value-type="string">
            <text:p text:style-name="P9">4</text:p>
          </table:table-cell>
          <table:table-cell table:style-name="Táboa2.A1" office:value-type="string">
            <text:p text:style-name="P5">4</text:p>
          </table:table-cell>
          <table:table-cell table:style-name="Táboa2.A1" office:value-type="string">
            <text:p text:style-name="P15">25</text:p>
          </table:table-cell>
          <table:table-cell table:style-name="Táboa2.A1" office:value-type="string">
            <text:p text:style-name="P15">29</text:p>
          </table:table-cell>
        </table:table-row>
      </table:table>
      <text:p text:style-name="P29"/>
      <table:table table:name="Táboa11" table:style-name="Táboa11">
        <table:table-column table:style-name="Táboa11.A"/>
        <table:table-column table:style-name="Táboa11.B" table:number-columns-repeated="3"/>
        <table:table-column table:style-name="Táboa11.A"/>
        <table:table-column table:style-name="Táboa11.B" table:number-columns-repeated="9"/>
        <table:table-column table:style-name="Táboa11.A"/>
        <table:table-column table:style-name="Táboa11.B" table:number-columns-repeated="4"/>
        <table:table-column table:style-name="Táboa11.T"/>
        <table:table-column table:style-name="Táboa11.U"/>
        <table:table-column table:style-name="Táboa11.V"/>
        <table:table-row table:style-name="TableLine1599062744112">
          <table:table-cell table:style-name="Táboa11.A1" office:value-type="string">
            <text:p text:style-name="P16">0</text:p>
          </table:table-cell>
          <table:table-cell table:style-name="Táboa11.A1" office:value-type="string">
            <text:p text:style-name="P16">1</text:p>
          </table:table-cell>
          <table:table-cell table:style-name="Táboa11.A1" office:value-type="string">
            <text:p text:style-name="P16">2</text:p>
          </table:table-cell>
          <table:table-cell table:style-name="Táboa11.A1" office:value-type="string">
            <text:p text:style-name="P16">3</text:p>
          </table:table-cell>
          <table:table-cell table:style-name="Táboa11.A1" office:value-type="string">
            <text:p text:style-name="P16">4</text:p>
          </table:table-cell>
          <table:table-cell table:style-name="Táboa11.A1" office:value-type="string">
            <text:p text:style-name="P16">5</text:p>
          </table:table-cell>
          <table:table-cell table:style-name="Táboa11.A1" office:value-type="string">
            <text:p text:style-name="P16">6</text:p>
          </table:table-cell>
          <table:table-cell table:style-name="Táboa11.A1" office:value-type="string">
            <text:p text:style-name="P16">7</text:p>
          </table:table-cell>
          <table:table-cell table:style-name="Táboa11.A1" office:value-type="string">
            <text:p text:style-name="P16">8</text:p>
          </table:table-cell>
          <table:table-cell table:style-name="Táboa11.A1" office:value-type="string">
            <text:p text:style-name="P16">9</text:p>
          </table:table-cell>
          <table:table-cell table:style-name="Táboa11.A1" office:value-type="string">
            <text:p text:style-name="P17">1<text:span text:style-name="T4">0</text:span></text:p>
          </table:table-cell>
          <table:table-cell table:style-name="Táboa11.A1" office:value-type="string">
            <text:p text:style-name="P17">1<text:span text:style-name="T4">1</text:span></text:p>
          </table:table-cell>
          <table:table-cell table:style-name="Táboa11.A1" office:value-type="string">
            <text:p text:style-name="P17">1<text:span text:style-name="T4">2</text:span></text:p>
          </table:table-cell>
          <table:table-cell table:style-name="Táboa11.A1" office:value-type="string">
            <text:p text:style-name="P17">1<text:span text:style-name="T4">3</text:span></text:p>
          </table:table-cell>
          <table:table-cell table:style-name="Táboa11.A1" office:value-type="string">
            <text:p text:style-name="P17">1<text:span text:style-name="T4">4</text:span></text:p>
          </table:table-cell>
          <table:table-cell table:style-name="Táboa11.A1" office:value-type="string">
            <text:p text:style-name="P17">1<text:span text:style-name="T4">5</text:span></text:p>
          </table:table-cell>
          <table:table-cell table:style-name="Táboa11.A1" office:value-type="string">
            <text:p text:style-name="P17">1<text:span text:style-name="T4">6</text:span></text:p>
          </table:table-cell>
          <table:table-cell table:style-name="Táboa11.A1" office:value-type="string">
            <text:p text:style-name="P17">1<text:span text:style-name="T4">7</text:span></text:p>
          </table:table-cell>
          <table:table-cell table:style-name="Táboa11.A1" office:value-type="string">
            <text:p text:style-name="P17">1<text:span text:style-name="T4">8</text:span></text:p>
          </table:table-cell>
          <table:table-cell table:style-name="Táboa11.A1" office:value-type="string">
            <text:p text:style-name="P16">19</text:p>
          </table:table-cell>
          <table:table-cell table:style-name="Táboa11.A1" office:value-type="string">
            <text:p text:style-name="P65">TE</text:p>
          </table:table-cell>
          <table:table-cell table:style-name="Táboa11.A1" office:value-type="string">
            <text:p text:style-name="P65">TR</text:p>
          </table:table-cell>
        </table:table-row>
        <table:table-row table:style-name="TableLine1599062733168">
          <table:table-cell table:style-name="Táboa11.A1" office:value-type="string">
            <text:p text:style-name="P18"/>
          </table:table-cell>
          <table:table-cell table:style-name="Táboa11.A1" office:value-type="string">
            <text:p text:style-name="P18"/>
          </table:table-cell>
          <table:table-cell table:style-name="Táboa11.A1" office:value-type="string">
            <text:p text:style-name="P28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65">P1</text:p>
          </table:table-cell>
          <table:table-cell table:style-name="Táboa11.A1" office:value-type="string">
            <text:p text:style-name="P65">P1</text:p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65">6</text:p>
          </table:table-cell>
          <table:table-cell table:style-name="Táboa11.A1" office:value-type="string">
            <text:p text:style-name="P65">8</text:p>
          </table:table-cell>
        </table:table-row>
        <table:table-row table:style-name="Táboa11.3">
          <table:table-cell table:style-name="Táboa11.A1" office:value-type="string">
            <text:p text:style-name="P65">P2</text:p>
          </table:table-cell>
          <table:table-cell table:style-name="Táboa11.A1" office:value-type="string">
            <text:p text:style-name="P65">P2</text:p>
          </table:table-cell>
          <table:table-cell table:style-name="Táboa11.A1" office:value-type="string">
            <text:p text:style-name="P65">P2</text:p>
          </table:table-cell>
          <table:table-cell table:style-name="Táboa11.A1" office:value-type="string">
            <text:p text:style-name="P18">P<text:span text:style-name="T8">2</text:span></text:p>
          </table:table-cell>
          <table:table-cell table:style-name="Táboa11.A1" office:value-type="string">
            <text:p text:style-name="P18">P2</text:p>
          </table:table-cell>
          <table:table-cell table:style-name="Táboa11.A1" office:value-type="string">
            <text:p text:style-name="P18">P2</text:p>
          </table:table-cell>
          <table:table-cell table:style-name="Táboa11.A1" office:value-type="string">
            <text:p text:style-name="P18">P2</text:p>
          </table:table-cell>
          <table:table-cell table:style-name="Táboa11.A1" office:value-type="string">
            <text:p text:style-name="P18">P2</text:p>
          </table:table-cell>
          <table:table-cell table:style-name="Táboa11.A1" office:value-type="string">
            <text:p text:style-name="P18"/>
          </table:table-cell>
          <table:table-cell table:style-name="Táboa11.A1" office:value-type="string">
            <text:p text:style-name="P28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65">0</text:p>
          </table:table-cell>
          <table:table-cell table:style-name="Táboa11.A1" office:value-type="string">
            <text:p text:style-name="P65">8</text:p>
          </table:table-cell>
        </table:table-row>
        <table:table-row table:style-name="TableLine1599062733744"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8"/>
          </table:table-cell>
          <table:table-cell table:style-name="Táboa11.A1" office:value-type="string">
            <text:p text:style-name="P18">P3</text:p>
          </table:table-cell>
          <table:table-cell table:style-name="Táboa11.A1" office:value-type="string">
            <text:p text:style-name="P18">P3</text:p>
          </table:table-cell>
          <table:table-cell table:style-name="Táboa11.A1" office:value-type="string">
            <text:p text:style-name="P18">P3</text:p>
          </table:table-cell>
          <table:table-cell table:style-name="Táboa11.A1" office:value-type="string">
            <text:p text:style-name="P18">P3</text:p>
          </table:table-cell>
          <table:table-cell table:style-name="Táboa11.A1" office:value-type="string">
            <text:p text:style-name="P18">P3</text:p>
          </table:table-cell>
          <table:table-cell table:style-name="Táboa11.A1" office:value-type="string">
            <text:p text:style-name="P18">P3</text:p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65">7</text:p>
          </table:table-cell>
          <table:table-cell table:style-name="Táboa11.A1" office:value-type="string">
            <text:p text:style-name="P65">13</text:p>
          </table:table-cell>
        </table:table-row>
        <table:table-row table:style-name="TableLine1599062734320"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20"/>
          </table:table-cell>
          <table:table-cell table:style-name="Táboa11.A1" office:value-type="string">
            <text:p text:style-name="P18">P4</text:p>
          </table:table-cell>
          <table:table-cell table:style-name="Táboa11.A1" office:value-type="string">
            <text:p text:style-name="P18">P4</text:p>
          </table:table-cell>
          <table:table-cell table:style-name="Táboa11.A1" office:value-type="string">
            <text:p text:style-name="P18">P4</text:p>
          </table:table-cell>
          <table:table-cell table:style-name="Táboa11.A1" office:value-type="string">
            <text:p text:style-name="P18">P4</text:p>
          </table:table-cell>
          <table:table-cell table:style-name="Táboa11.A1" office:value-type="string">
            <text:p text:style-name="P65">12</text:p>
          </table:table-cell>
          <table:table-cell table:style-name="Táboa11.A1" office:value-type="string">
            <text:p text:style-name="P65">16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ROUND ROBIN</text:p>
      <text:p text:style-name="P35"/>
      <table:table table:name="Táboa6" table:style-name="Táboa6">
        <table:table-column table:style-name="Táboa6.A"/>
        <table:table-column table:style-name="Táboa6.B"/>
        <table:table-column table:style-name="Táboa6.C"/>
        <table:table-column table:style-name="Táboa6.D"/>
        <table:table-column table:style-name="Táboa6.E"/>
        <table:table-row table:style-name="TableLine1599062734608">
          <table:table-cell table:style-name="Táboa6.A1" office:value-type="string">
            <text:p text:style-name="P42">PROCESO</text:p>
          </table:table-cell>
          <table:table-cell table:style-name="Táboa6.A1" office:value-type="string">
            <text:p text:style-name="P42">T. LLEGADA</text:p>
          </table:table-cell>
          <table:table-cell table:style-name="Táboa6.A1" office:value-type="string">
            <text:p text:style-name="P42">T.EJECUCION</text:p>
          </table:table-cell>
          <table:table-cell table:style-name="Táboa6.A1" office:value-type="string">
            <text:p text:style-name="P42">T.ESPERA</text:p>
          </table:table-cell>
          <table:table-cell table:style-name="Táboa6.A1" office:value-type="string">
            <text:p text:style-name="P42">T.RESPUESTA</text:p>
          </table:table-cell>
        </table:table-row>
        <table:table-row table:style-name="TableLine1599062752176">
          <table:table-cell table:style-name="Táboa6.A1" office:value-type="string">
            <text:p text:style-name="P3">P1</text:p>
          </table:table-cell>
          <table:table-cell table:style-name="Táboa6.A1" office:value-type="string">
            <text:p text:style-name="P10">2</text:p>
          </table:table-cell>
          <table:table-cell table:style-name="Táboa6.A1" office:value-type="string">
            <text:p text:style-name="P10">2</text:p>
          </table:table-cell>
          <table:table-cell table:style-name="Táboa6.A1" office:value-type="string">
            <text:p text:style-name="P15">2</text:p>
          </table:table-cell>
          <table:table-cell table:style-name="Táboa6.A1" office:value-type="string">
            <text:p text:style-name="P15">4</text:p>
          </table:table-cell>
        </table:table-row>
        <table:table-row table:style-name="TableLine1599062755920">
          <table:table-cell table:style-name="Táboa6.A1" office:value-type="string">
            <text:p text:style-name="P3">P2</text:p>
          </table:table-cell>
          <table:table-cell table:style-name="Táboa6.A1" office:value-type="string">
            <text:p text:style-name="P10">0</text:p>
          </table:table-cell>
          <table:table-cell table:style-name="Táboa6.A1" office:value-type="string">
            <text:p text:style-name="P6">8</text:p>
          </table:table-cell>
          <table:table-cell table:style-name="Táboa6.A1" office:value-type="string">
            <text:p text:style-name="P15">4</text:p>
          </table:table-cell>
          <table:table-cell table:style-name="Táboa6.A1" office:value-type="string">
            <text:p text:style-name="P15">12</text:p>
          </table:table-cell>
        </table:table-row>
        <table:table-row table:style-name="TableLine1599062752752">
          <table:table-cell table:style-name="Táboa6.A1" office:value-type="string">
            <text:p text:style-name="P3">P3</text:p>
          </table:table-cell>
          <table:table-cell table:style-name="Táboa6.A1" office:value-type="string">
            <text:p text:style-name="P10">3</text:p>
          </table:table-cell>
          <table:table-cell table:style-name="Táboa6.A1" office:value-type="string">
            <text:p text:style-name="P6">6</text:p>
          </table:table-cell>
          <table:table-cell table:style-name="Táboa6.A1" office:value-type="string">
            <text:p text:style-name="P15">15</text:p>
          </table:table-cell>
          <table:table-cell table:style-name="Táboa6.A1" office:value-type="string">
            <text:p text:style-name="P15">21</text:p>
          </table:table-cell>
        </table:table-row>
        <table:table-row table:style-name="Táboa6.5">
          <table:table-cell table:style-name="Táboa6.A1" office:value-type="string">
            <text:p text:style-name="P3">P4</text:p>
          </table:table-cell>
          <table:table-cell table:style-name="Táboa6.A1" office:value-type="string">
            <text:p text:style-name="P10">4</text:p>
          </table:table-cell>
          <table:table-cell table:style-name="Táboa6.A1" office:value-type="string">
            <text:p text:style-name="P6">4</text:p>
          </table:table-cell>
          <table:table-cell table:style-name="Táboa6.A1" office:value-type="string">
            <text:p text:style-name="P15">25</text:p>
          </table:table-cell>
          <table:table-cell table:style-name="Táboa6.A1" office:value-type="string">
            <text:p text:style-name="P15">29</text:p>
          </table:table-cell>
        </table:table-row>
      </table:table>
      <text:p text:style-name="P36"/>
      <table:table table:name="Táboa12" table:style-name="Táboa12">
        <table:table-column table:style-name="Táboa12.A"/>
        <table:table-column table:style-name="Táboa12.B"/>
        <table:table-column table:style-name="Táboa12.C"/>
        <table:table-column table:style-name="Táboa12.A"/>
        <table:table-column table:style-name="Táboa12.B"/>
        <table:table-column table:style-name="Táboa12.C"/>
        <table:table-column table:style-name="Táboa12.A"/>
        <table:table-column table:style-name="Táboa12.C"/>
        <table:table-column table:style-name="Táboa12.B"/>
        <table:table-column table:style-name="Táboa12.A"/>
        <table:table-column table:style-name="Táboa12.C"/>
        <table:table-column table:style-name="Táboa12.B" table:number-columns-repeated="8"/>
        <table:table-column table:style-name="Táboa12.T" table:number-columns-repeated="2"/>
        <table:table-column table:style-name="Táboa12.V"/>
        <table:table-row table:style-name="TableLine1599062759088">
          <table:table-cell table:style-name="Táboa12.A1" office:value-type="string">
            <text:p text:style-name="P16">0</text:p>
          </table:table-cell>
          <table:table-cell table:style-name="Táboa12.A1" office:value-type="string">
            <text:p text:style-name="P16">1</text:p>
          </table:table-cell>
          <table:table-cell table:style-name="Táboa12.A1" office:value-type="string">
            <text:p text:style-name="P16">2</text:p>
          </table:table-cell>
          <table:table-cell table:style-name="Táboa12.A1" office:value-type="string">
            <text:p text:style-name="P16">3</text:p>
          </table:table-cell>
          <table:table-cell table:style-name="Táboa12.A1" office:value-type="string">
            <text:p text:style-name="P16">4</text:p>
          </table:table-cell>
          <table:table-cell table:style-name="Táboa12.A1" office:value-type="string">
            <text:p text:style-name="P16">5</text:p>
          </table:table-cell>
          <table:table-cell table:style-name="Táboa12.A1" office:value-type="string">
            <text:p text:style-name="P16">6</text:p>
          </table:table-cell>
          <table:table-cell table:style-name="Táboa12.A1" office:value-type="string">
            <text:p text:style-name="P16">7</text:p>
          </table:table-cell>
          <table:table-cell table:style-name="Táboa12.A1" office:value-type="string">
            <text:p text:style-name="P16">8</text:p>
          </table:table-cell>
          <table:table-cell table:style-name="Táboa12.A1" office:value-type="string">
            <text:p text:style-name="P16">9</text:p>
          </table:table-cell>
          <table:table-cell table:style-name="Táboa12.A1" office:value-type="string">
            <text:p text:style-name="P17">1<text:span text:style-name="T4">0</text:span></text:p>
          </table:table-cell>
          <table:table-cell table:style-name="Táboa12.A1" office:value-type="string">
            <text:p text:style-name="P17">1<text:span text:style-name="T4">1</text:span></text:p>
          </table:table-cell>
          <table:table-cell table:style-name="Táboa12.A1" office:value-type="string">
            <text:p text:style-name="P17">1<text:span text:style-name="T4">2</text:span></text:p>
          </table:table-cell>
          <table:table-cell table:style-name="Táboa12.A1" office:value-type="string">
            <text:p text:style-name="P17">1<text:span text:style-name="T4">3</text:span></text:p>
          </table:table-cell>
          <table:table-cell table:style-name="Táboa12.A1" office:value-type="string">
            <text:p text:style-name="P17">1<text:span text:style-name="T4">4</text:span></text:p>
          </table:table-cell>
          <table:table-cell table:style-name="Táboa12.A1" office:value-type="string">
            <text:p text:style-name="P17">1<text:span text:style-name="T4">5</text:span></text:p>
          </table:table-cell>
          <table:table-cell table:style-name="Táboa12.A1" office:value-type="string">
            <text:p text:style-name="P17">1<text:span text:style-name="T4">6</text:span></text:p>
          </table:table-cell>
          <table:table-cell table:style-name="Táboa12.A1" office:value-type="string">
            <text:p text:style-name="P17">1<text:span text:style-name="T4">7</text:span></text:p>
          </table:table-cell>
          <table:table-cell table:style-name="Táboa12.A1" office:value-type="string">
            <text:p text:style-name="P17">1<text:span text:style-name="T4">8</text:span></text:p>
          </table:table-cell>
          <table:table-cell table:style-name="Táboa12.A1" office:value-type="string">
            <text:p text:style-name="P16">19</text:p>
          </table:table-cell>
          <table:table-cell table:style-name="Táboa12.A1" office:value-type="string">
            <text:p text:style-name="P66">TE</text:p>
          </table:table-cell>
          <table:table-cell table:style-name="Táboa12.A1" office:value-type="string">
            <text:p text:style-name="P66">TR</text:p>
          </table:table-cell>
        </table:table-row>
        <table:table-row table:style-name="TableLine1599062757648">
          <table:table-cell table:style-name="Táboa12.A1" office:value-type="string">
            <text:p text:style-name="P17"/>
          </table:table-cell>
          <table:table-cell table:style-name="Táboa12.A1" office:value-type="string">
            <text:p text:style-name="P17"/>
          </table:table-cell>
          <table:table-cell table:style-name="Táboa12.A1" office:value-type="string">
            <text:p text:style-name="P21">P1</text:p>
          </table:table-cell>
          <table:table-cell table:style-name="Táboa12.A1" office:value-type="string">
            <text:p text:style-name="P23">P1</text:p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66">0</text:p>
          </table:table-cell>
          <table:table-cell table:style-name="Táboa12.A1" office:value-type="string">
            <text:p text:style-name="P66">2</text:p>
          </table:table-cell>
        </table:table-row>
        <table:table-row table:style-name="Táboa12.3">
          <table:table-cell table:style-name="Táboa12.A1" office:value-type="string">
            <text:p text:style-name="P21">P2</text:p>
          </table:table-cell>
          <table:table-cell table:style-name="Táboa12.A1" office:value-type="string">
            <text:p text:style-name="P21">P2</text:p>
          </table:table-cell>
          <table:table-cell table:style-name="Táboa12.A1" office:value-type="string">
            <text:p text:style-name="P17"/>
          </table:table-cell>
          <table:table-cell table:style-name="Táboa12.A1" office:value-type="string">
            <text:p text:style-name="P17"/>
          </table:table-cell>
          <table:table-cell table:style-name="Táboa12.A1" office:value-type="string">
            <text:p text:style-name="P17"/>
          </table:table-cell>
          <table:table-cell table:style-name="Táboa12.A1" office:value-type="string">
            <text:p text:style-name="P17"/>
          </table:table-cell>
          <table:table-cell table:style-name="Táboa12.A1" office:value-type="string">
            <text:p text:style-name="P17"/>
          </table:table-cell>
          <table:table-cell table:style-name="Táboa12.A1" office:value-type="string">
            <text:p text:style-name="P17"/>
          </table:table-cell>
          <table:table-cell table:style-name="Táboa12.A1" office:value-type="string">
            <text:p text:style-name="P23">P2</text:p>
          </table:table-cell>
          <table:table-cell table:style-name="Táboa12.A1" office:value-type="string">
            <text:p text:style-name="P23">P2</text:p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3">P2</text:p>
          </table:table-cell>
          <table:table-cell table:style-name="Táboa12.A1" office:value-type="string">
            <text:p text:style-name="P23">P2</text:p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3">P2</text:p>
          </table:table-cell>
          <table:table-cell table:style-name="Táboa12.A1" office:value-type="string">
            <text:p text:style-name="P23">P2</text:p>
          </table:table-cell>
          <table:table-cell table:style-name="Táboa12.A1" office:value-type="string">
            <text:p text:style-name="P66">0</text:p>
          </table:table-cell>
          <table:table-cell table:style-name="Táboa12.A1" office:value-type="string">
            <text:p text:style-name="P66">20</text:p>
          </table:table-cell>
        </table:table-row>
        <table:table-row table:style-name="TableLine1599062753040"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66">P3</text:p>
          </table:table-cell>
          <table:table-cell table:style-name="Táboa12.A1" office:value-type="string">
            <text:p text:style-name="P66">P3</text:p>
          </table:table-cell>
          <table:table-cell table:style-name="Táboa12.A1" office:value-type="string">
            <text:p text:style-name="P23"/>
          </table:table-cell>
          <table:table-cell table:style-name="Táboa12.A1" office:value-type="string">
            <text:p text:style-name="P23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66">P3</text:p>
          </table:table-cell>
          <table:table-cell table:style-name="Táboa12.A1" office:value-type="string">
            <text:p text:style-name="P66">P3</text:p>
          </table:table-cell>
          <table:table-cell table:style-name="Táboa12.A1" office:value-type="string">
            <text:p text:style-name="P23"/>
          </table:table-cell>
          <table:table-cell table:style-name="Táboa12.A1" office:value-type="string">
            <text:p text:style-name="P23"/>
          </table:table-cell>
          <table:table-cell table:style-name="Táboa12.A1" office:value-type="string">
            <text:p text:style-name="P17"/>
          </table:table-cell>
          <table:table-cell table:style-name="Táboa12.A1" office:value-type="string">
            <text:p text:style-name="P17"/>
          </table:table-cell>
          <table:table-cell table:style-name="Táboa12.A1" office:value-type="string">
            <text:p text:style-name="P23">P3</text:p>
          </table:table-cell>
          <table:table-cell table:style-name="Táboa12.A1" office:value-type="string">
            <text:p text:style-name="P23">P3</text:p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66">1</text:p>
          </table:table-cell>
          <table:table-cell table:style-name="Táboa12.A1" office:value-type="string">
            <text:p text:style-name="P66">14</text:p>
          </table:table-cell>
        </table:table-row>
        <table:table-row table:style-name="TableLine1599062761104"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3"/>
          </table:table-cell>
          <table:table-cell table:style-name="Táboa12.A1" office:value-type="string">
            <text:p text:style-name="P23"/>
          </table:table-cell>
          <table:table-cell table:style-name="Táboa12.A1" office:value-type="string">
            <text:p text:style-name="P66">P4</text:p>
          </table:table-cell>
          <table:table-cell table:style-name="Táboa12.A1" office:value-type="string">
            <text:p text:style-name="P66">P4</text:p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3"/>
          </table:table-cell>
          <table:table-cell table:style-name="Táboa12.A1" office:value-type="string">
            <text:p text:style-name="P23"/>
          </table:table-cell>
          <table:table-cell table:style-name="Táboa12.A1" office:value-type="string">
            <text:p text:style-name="P66">P4</text:p>
          </table:table-cell>
          <table:table-cell table:style-name="Táboa12.A1" office:value-type="string">
            <text:p text:style-name="P66">P4</text:p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25"/>
          </table:table-cell>
          <table:table-cell table:style-name="Táboa12.A1" office:value-type="string">
            <text:p text:style-name="P17"/>
          </table:table-cell>
          <table:table-cell table:style-name="Táboa12.A1" office:value-type="string">
            <text:p text:style-name="P17"/>
          </table:table-cell>
          <table:table-cell table:style-name="Táboa12.A1" office:value-type="string">
            <text:p text:style-name="P17"/>
          </table:table-cell>
          <table:table-cell table:style-name="Táboa12.A1" office:value-type="string">
            <text:p text:style-name="P17"/>
          </table:table-cell>
          <table:table-cell table:style-name="Táboa12.A1" office:value-type="string">
            <text:p text:style-name="P66">2</text:p>
          </table:table-cell>
          <table:table-cell table:style-name="Táboa12.A1" office:value-type="string">
            <text:p text:style-name="P66">10</text:p>
          </table:table-cell>
        </table:table-row>
      </table:table>
      <text:p text:style-name="P30"/>
      <text:p text:style-name="P30"/>
      <text:p text:style-name="P30"/>
      <text:p text:style-name="P30"/>
      <text:p text:style-name="P30">SJF</text:p>
      <text:p text:style-name="P35"/>
      <table:table table:name="Táboa7" table:style-name="Táboa7">
        <table:table-column table:style-name="Táboa7.A" table:number-columns-repeated="5"/>
        <table:table-row table:style-name="TableLine1599062750736">
          <table:table-cell table:style-name="Táboa7.A1" office:value-type="string">
            <text:p text:style-name="P42">PROCESO</text:p>
          </table:table-cell>
          <table:table-cell table:style-name="Táboa7.A1" office:value-type="string">
            <text:p text:style-name="P42">T. LLEGADA</text:p>
          </table:table-cell>
          <table:table-cell table:style-name="Táboa7.A1" office:value-type="string">
            <text:p text:style-name="P42">T.EJECUCION</text:p>
          </table:table-cell>
          <table:table-cell table:style-name="Táboa7.A1" office:value-type="string">
            <text:p text:style-name="P42">T.ESPERA</text:p>
          </table:table-cell>
          <table:table-cell table:style-name="Táboa7.A1" office:value-type="string">
            <text:p text:style-name="P42">T.RESPUESTA</text:p>
          </table:table-cell>
        </table:table-row>
        <table:table-row table:style-name="TableLine1599062754480">
          <table:table-cell table:style-name="Táboa7.A1" office:value-type="string">
            <text:p text:style-name="P1">P1</text:p>
          </table:table-cell>
          <table:table-cell table:style-name="Táboa7.A1" office:value-type="string">
            <text:p text:style-name="P9">2</text:p>
          </table:table-cell>
          <table:table-cell table:style-name="Táboa7.A1" office:value-type="string">
            <text:p text:style-name="P9">2</text:p>
          </table:table-cell>
          <table:table-cell table:style-name="Táboa7.A1" office:value-type="string">
            <text:p text:style-name="P19">2</text:p>
          </table:table-cell>
          <table:table-cell table:style-name="Táboa7.A1" office:value-type="string">
            <text:p text:style-name="P19">4</text:p>
          </table:table-cell>
        </table:table-row>
        <table:table-row table:style-name="TableLine1599062749872">
          <table:table-cell table:style-name="Táboa7.A1" office:value-type="string">
            <text:p text:style-name="P1">P<text:span text:style-name="T3">4</text:span></text:p>
          </table:table-cell>
          <table:table-cell table:style-name="Táboa7.A1" office:value-type="string">
            <text:p text:style-name="P15">4</text:p>
          </table:table-cell>
          <table:table-cell table:style-name="Táboa7.A1" office:value-type="string">
            <text:p text:style-name="P15">4</text:p>
          </table:table-cell>
          <table:table-cell table:style-name="Táboa7.A1" office:value-type="string">
            <text:p text:style-name="P19">6</text:p>
          </table:table-cell>
          <table:table-cell table:style-name="Táboa7.A1" office:value-type="string">
            <text:p text:style-name="P19">10</text:p>
          </table:table-cell>
        </table:table-row>
        <table:table-row table:style-name="TableLine1599062762544">
          <table:table-cell table:style-name="Táboa7.A1" office:value-type="string">
            <text:p text:style-name="P1">P3</text:p>
          </table:table-cell>
          <table:table-cell table:style-name="Táboa7.A1" office:value-type="string">
            <text:p text:style-name="P9">3</text:p>
          </table:table-cell>
          <table:table-cell table:style-name="Táboa7.A1" office:value-type="string">
            <text:p text:style-name="P5">6</text:p>
          </table:table-cell>
          <table:table-cell table:style-name="Táboa7.A1" office:value-type="string">
            <text:p text:style-name="P19">13</text:p>
          </table:table-cell>
          <table:table-cell table:style-name="Táboa7.A1" office:value-type="string">
            <text:p text:style-name="P19">19</text:p>
          </table:table-cell>
        </table:table-row>
        <table:table-row table:style-name="TableLine1599062748720">
          <table:table-cell table:style-name="Táboa7.A1" office:value-type="string">
            <text:p text:style-name="P1">P<text:span text:style-name="T3">2</text:span></text:p>
          </table:table-cell>
          <table:table-cell table:style-name="Táboa7.A1" office:value-type="string">
            <text:p text:style-name="P15">0</text:p>
          </table:table-cell>
          <table:table-cell table:style-name="Táboa7.A1" office:value-type="string">
            <text:p text:style-name="P15">8</text:p>
          </table:table-cell>
          <table:table-cell table:style-name="Táboa7.A1" office:value-type="string">
            <text:p text:style-name="P19">19</text:p>
          </table:table-cell>
          <table:table-cell table:style-name="Táboa7.A1" office:value-type="string">
            <text:p text:style-name="P19">28</text:p>
          </table:table-cell>
        </table:table-row>
      </table:table>
      <text:p text:style-name="P35"/>
      <text:p text:style-name="P36"/>
      <table:table table:name="Táboa13" table:style-name="Táboa13">
        <table:table-column table:style-name="Táboa13.A"/>
        <table:table-column table:style-name="Táboa13.B"/>
        <table:table-column table:style-name="Táboa13.C" table:number-columns-repeated="2"/>
        <table:table-column table:style-name="Táboa13.B"/>
        <table:table-column table:style-name="Táboa13.C" table:number-columns-repeated="3"/>
        <table:table-column table:style-name="Táboa13.B"/>
        <table:table-column table:style-name="Táboa13.C"/>
        <table:table-column table:style-name="Táboa13.B"/>
        <table:table-column table:style-name="Táboa13.C" table:number-columns-repeated="2"/>
        <table:table-column table:style-name="Táboa13.B"/>
        <table:table-column table:style-name="Táboa13.C"/>
        <table:table-column table:style-name="Táboa13.B"/>
        <table:table-column table:style-name="Táboa13.C"/>
        <table:table-column table:style-name="Táboa13.B"/>
        <table:table-column table:style-name="Táboa13.C"/>
        <table:table-column table:style-name="Táboa13.T"/>
        <table:table-column table:style-name="Táboa13.U"/>
        <table:table-column table:style-name="Táboa13.V"/>
        <table:table-row table:style-name="TableLine1599062759376">
          <table:table-cell table:style-name="Táboa13.A1" office:value-type="string">
            <text:p text:style-name="P16">0</text:p>
          </table:table-cell>
          <table:table-cell table:style-name="Táboa13.A1" office:value-type="string">
            <text:p text:style-name="P16">1</text:p>
          </table:table-cell>
          <table:table-cell table:style-name="Táboa13.A1" office:value-type="string">
            <text:p text:style-name="P16">2</text:p>
          </table:table-cell>
          <table:table-cell table:style-name="Táboa13.A1" office:value-type="string">
            <text:p text:style-name="P16">3</text:p>
          </table:table-cell>
          <table:table-cell table:style-name="Táboa13.A1" office:value-type="string">
            <text:p text:style-name="P16">4</text:p>
          </table:table-cell>
          <table:table-cell table:style-name="Táboa13.A1" office:value-type="string">
            <text:p text:style-name="P16">5</text:p>
          </table:table-cell>
          <table:table-cell table:style-name="Táboa13.A1" office:value-type="string">
            <text:p text:style-name="P16">6</text:p>
          </table:table-cell>
          <table:table-cell table:style-name="Táboa13.A1" office:value-type="string">
            <text:p text:style-name="P16">7</text:p>
          </table:table-cell>
          <table:table-cell table:style-name="Táboa13.A1" office:value-type="string">
            <text:p text:style-name="P16">8</text:p>
          </table:table-cell>
          <table:table-cell table:style-name="Táboa13.A1" office:value-type="string">
            <text:p text:style-name="P16">9</text:p>
          </table:table-cell>
          <table:table-cell table:style-name="Táboa13.A1" office:value-type="string">
            <text:p text:style-name="P17">1<text:span text:style-name="T4">0</text:span></text:p>
          </table:table-cell>
          <table:table-cell table:style-name="Táboa13.A1" office:value-type="string">
            <text:p text:style-name="P17">1<text:span text:style-name="T4">1</text:span></text:p>
          </table:table-cell>
          <table:table-cell table:style-name="Táboa13.A1" office:value-type="string">
            <text:p text:style-name="P17">1<text:span text:style-name="T4">2</text:span></text:p>
          </table:table-cell>
          <table:table-cell table:style-name="Táboa13.A1" office:value-type="string">
            <text:p text:style-name="P17">1<text:span text:style-name="T4">3</text:span></text:p>
          </table:table-cell>
          <table:table-cell table:style-name="Táboa13.A1" office:value-type="string">
            <text:p text:style-name="P17">1<text:span text:style-name="T4">4</text:span></text:p>
          </table:table-cell>
          <table:table-cell table:style-name="Táboa13.A1" office:value-type="string">
            <text:p text:style-name="P17">1<text:span text:style-name="T4">5</text:span></text:p>
          </table:table-cell>
          <table:table-cell table:style-name="Táboa13.A1" office:value-type="string">
            <text:p text:style-name="P17">1<text:span text:style-name="T4">6</text:span></text:p>
          </table:table-cell>
          <table:table-cell table:style-name="Táboa13.A1" office:value-type="string">
            <text:p text:style-name="P17">1<text:span text:style-name="T4">7</text:span></text:p>
          </table:table-cell>
          <table:table-cell table:style-name="Táboa13.A1" office:value-type="string">
            <text:p text:style-name="P17">1<text:span text:style-name="T4">8</text:span></text:p>
          </table:table-cell>
          <table:table-cell table:style-name="Táboa13.A1" office:value-type="string">
            <text:p text:style-name="P16">19</text:p>
          </table:table-cell>
          <table:table-cell table:style-name="Táboa13.A1" office:value-type="string">
            <text:p text:style-name="P66">TE</text:p>
          </table:table-cell>
          <table:table-cell table:style-name="Táboa13.A1" office:value-type="string">
            <text:p text:style-name="P66">TR</text:p>
          </table:table-cell>
        </table:table-row>
        <table:table-row table:style-name="TableLine1599062746704">
          <table:table-cell table:style-name="Táboa13.A1" office:value-type="string">
            <text:p text:style-name="P16"/>
          </table:table-cell>
          <table:table-cell table:style-name="Táboa13.A1" office:value-type="string">
            <text:p text:style-name="P17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8"/>
          </table:table-cell>
          <table:table-cell table:style-name="Táboa13.A1" office:value-type="string">
            <text:p text:style-name="P16">P1</text:p>
          </table:table-cell>
          <table:table-cell table:style-name="Táboa13.A1" office:value-type="string">
            <text:p text:style-name="P66">P1</text:p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66">6</text:p>
          </table:table-cell>
          <table:table-cell table:style-name="Táboa13.A1" office:value-type="string">
            <text:p text:style-name="P66">8</text:p>
          </table:table-cell>
        </table:table-row>
        <table:table-row table:style-name="Táboa13.3">
          <table:table-cell table:style-name="Táboa13.A1" office:value-type="string">
            <text:p text:style-name="P16">P2</text:p>
          </table:table-cell>
          <table:table-cell table:style-name="Táboa13.A1" office:value-type="string">
            <text:p text:style-name="P16">P2</text:p>
          </table:table-cell>
          <table:table-cell table:style-name="Táboa13.A1" office:value-type="string">
            <text:p text:style-name="P16">P2</text:p>
          </table:table-cell>
          <table:table-cell table:style-name="Táboa13.A1" office:value-type="string">
            <text:p text:style-name="P16">P2</text:p>
          </table:table-cell>
          <table:table-cell table:style-name="Táboa13.A1" office:value-type="string">
            <text:p text:style-name="P16">P2</text:p>
          </table:table-cell>
          <table:table-cell table:style-name="Táboa13.A1" office:value-type="string">
            <text:p text:style-name="P16">P2</text:p>
          </table:table-cell>
          <table:table-cell table:style-name="Táboa13.A1" office:value-type="string">
            <text:p text:style-name="P16">P2</text:p>
          </table:table-cell>
          <table:table-cell table:style-name="Táboa13.A1" office:value-type="string">
            <text:p text:style-name="P66">P2</text:p>
          </table:table-cell>
          <table:table-cell table:style-name="Táboa13.A1" office:value-type="string">
            <text:p text:style-name="P17"/>
          </table:table-cell>
          <table:table-cell table:style-name="Táboa13.A1" office:value-type="string">
            <text:p text:style-name="P17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6"/>
          </table:table-cell>
          <table:table-cell table:style-name="Táboa13.A1" office:value-type="string">
            <text:p text:style-name="P26"/>
          </table:table-cell>
          <table:table-cell table:style-name="Táboa13.A1" office:value-type="string">
            <text:p text:style-name="P26"/>
          </table:table-cell>
          <table:table-cell table:style-name="Táboa13.A1" office:value-type="string">
            <text:p text:style-name="P26"/>
          </table:table-cell>
          <table:table-cell table:style-name="Táboa13.A1" office:value-type="string">
            <text:p text:style-name="P26"/>
          </table:table-cell>
          <table:table-cell table:style-name="Táboa13.A1" office:value-type="string">
            <text:p text:style-name="P26"/>
          </table:table-cell>
          <table:table-cell table:style-name="Táboa13.A1" office:value-type="string">
            <text:p text:style-name="P26"/>
          </table:table-cell>
          <table:table-cell table:style-name="Táboa13.A1" office:value-type="string">
            <text:p text:style-name="P26"/>
          </table:table-cell>
          <table:table-cell table:style-name="Táboa13.A1" office:value-type="string">
            <text:p text:style-name="P66">0</text:p>
          </table:table-cell>
          <table:table-cell table:style-name="Táboa13.A1" office:value-type="string">
            <text:p text:style-name="P66">8</text:p>
          </table:table-cell>
        </table:table-row>
        <table:table-row table:style-name="TableLine1599062747856"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6"/>
          </table:table-cell>
          <table:table-cell table:style-name="Táboa13.A1" office:value-type="string">
            <text:p text:style-name="P26"/>
          </table:table-cell>
          <table:table-cell table:style-name="Táboa13.A1" office:value-type="string">
            <text:p text:style-name="P26"/>
          </table:table-cell>
          <table:table-cell table:style-name="Táboa13.A1" office:value-type="string">
            <text:p text:style-name="P26"/>
          </table:table-cell>
          <table:table-cell table:style-name="Táboa13.A1" office:value-type="string">
            <text:p text:style-name="P26"/>
          </table:table-cell>
          <table:table-cell table:style-name="Táboa13.A1" office:value-type="string">
            <text:p text:style-name="P26"/>
          </table:table-cell>
          <table:table-cell table:style-name="Táboa13.A1" office:value-type="string">
            <text:p text:style-name="P17"/>
          </table:table-cell>
          <table:table-cell table:style-name="Táboa13.A1" office:value-type="string">
            <text:p text:style-name="P17"/>
          </table:table-cell>
          <table:table-cell table:style-name="Táboa13.A1" office:value-type="string">
            <text:p text:style-name="P16">P3</text:p>
          </table:table-cell>
          <table:table-cell table:style-name="Táboa13.A1" office:value-type="string">
            <text:p text:style-name="P16">P3</text:p>
          </table:table-cell>
          <table:table-cell table:style-name="Táboa13.A1" office:value-type="string">
            <text:p text:style-name="P16">P3</text:p>
          </table:table-cell>
          <table:table-cell table:style-name="Táboa13.A1" office:value-type="string">
            <text:p text:style-name="P16">P3</text:p>
          </table:table-cell>
          <table:table-cell table:style-name="Táboa13.A1" office:value-type="string">
            <text:p text:style-name="P16">P3</text:p>
          </table:table-cell>
          <table:table-cell table:style-name="Táboa13.A1" office:value-type="string">
            <text:p text:style-name="P16">P3</text:p>
          </table:table-cell>
          <table:table-cell table:style-name="Táboa13.A1" office:value-type="string">
            <text:p text:style-name="P66">11</text:p>
          </table:table-cell>
          <table:table-cell table:style-name="Táboa13.A1" office:value-type="string">
            <text:p text:style-name="P66">17</text:p>
          </table:table-cell>
        </table:table-row>
        <table:table-row table:style-name="TableLine1599062758224">
          <table:table-cell table:style-name="Táboa13.A1" office:value-type="string">
            <text:p text:style-name="P66"/>
          </table:table-cell>
          <table:table-cell table:style-name="Táboa13.A1" office:value-type="string">
            <text:p text:style-name="P66"/>
          </table:table-cell>
          <table:table-cell table:style-name="Táboa13.A1" office:value-type="string">
            <text:p text:style-name="P26"/>
          </table:table-cell>
          <table:table-cell table:style-name="Táboa13.A1" office:value-type="string">
            <text:p text:style-name="P26"/>
          </table:table-cell>
          <table:table-cell table:style-name="Táboa13.A1" office:value-type="string">
            <text:p text:style-name="P26"/>
          </table:table-cell>
          <table:table-cell table:style-name="Táboa13.A1" office:value-type="string">
            <text:p text:style-name="P26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66"/>
          </table:table-cell>
          <table:table-cell table:style-name="Táboa13.A1" office:value-type="string">
            <text:p text:style-name="P16">P4</text:p>
          </table:table-cell>
          <table:table-cell table:style-name="Táboa13.A1" office:value-type="string">
            <text:p text:style-name="P16">P4</text:p>
          </table:table-cell>
          <table:table-cell table:style-name="Táboa13.A1" office:value-type="string">
            <text:p text:style-name="P16">P4</text:p>
          </table:table-cell>
          <table:table-cell table:style-name="Táboa13.A1" office:value-type="string">
            <text:p text:style-name="P16">P4</text:p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25"/>
          </table:table-cell>
          <table:table-cell table:style-name="Táboa13.A1" office:value-type="string">
            <text:p text:style-name="P17"/>
          </table:table-cell>
          <table:table-cell table:style-name="Táboa13.A1" office:value-type="string">
            <text:p text:style-name="P17"/>
          </table:table-cell>
          <table:table-cell table:style-name="Táboa13.A1" office:value-type="string">
            <text:p text:style-name="P17"/>
          </table:table-cell>
          <table:table-cell table:style-name="Táboa13.A1" office:value-type="string">
            <text:p text:style-name="P17"/>
          </table:table-cell>
          <table:table-cell table:style-name="Táboa13.A1" office:value-type="string">
            <text:p text:style-name="P66">6</text:p>
          </table:table-cell>
          <table:table-cell table:style-name="Táboa13.A1" office:value-type="string">
            <text:p text:style-name="P66">10</text:p>
          </table:table-cell>
        </table:table-row>
      </table:table>
      <text:p text:style-name="P36"/>
      <text:p text:style-name="P62">3. Utilizando los algoritmos de planificación ROUND ROBIN, por prioridades no expulsivo y por prioridades expulsivo calcula el tiempo de espera y tiempo de respuesta de cada proceso. Realízalo gráficamente y calcúlalo de forma numérica. Calcula también el tiempo medio de espera y de respuesta en cada algoritmo. En ROUND ROBIN utiliza el quantum igual a 2 (q=2). LA prioridad 1 es la más alta y la 4 la más baja. La prioridad solo se tendrá en cuenta en el algoritmo por prioridades.</text:p>
      <text:p text:style-name="P37"/>
      <text:p text:style-name="P37"/>
      <text:p text:style-name="P37"/>
      <table:table table:name="Táboa3" table:style-name="Táboa3">
        <table:table-column table:style-name="Táboa3.A"/>
        <table:table-column table:style-name="Táboa3.B"/>
        <table:table-column table:style-name="Táboa3.C"/>
        <table:table-column table:style-name="Táboa3.D"/>
        <table:table-column table:style-name="Táboa3.E"/>
        <table:table-column table:style-name="Táboa3.F"/>
        <text:soft-page-break/>
        <table:table-row table:style-name="Táboa3.1">
          <table:table-cell table:style-name="Táboa3.A1" office:value-type="string">
            <text:p text:style-name="P40">PROCESO</text:p>
          </table:table-cell>
          <table:table-cell table:style-name="Táboa3.A1" office:value-type="string">
            <text:p text:style-name="P40">T. LLEGADA</text:p>
          </table:table-cell>
          <table:table-cell table:style-name="Táboa3.A1" office:value-type="string">
            <text:p text:style-name="P41">T.</text:p>
            <text:p text:style-name="P41">EJECUCI<text:span text:style-name="T1">O</text:span>N</text:p>
          </table:table-cell>
          <table:table-cell table:style-name="Táboa3.A1" office:value-type="string">
            <text:p text:style-name="P45">PRIORIDAD</text:p>
          </table:table-cell>
          <table:table-cell table:style-name="Táboa3.A1" office:value-type="string">
            <text:p text:style-name="P45">T.</text:p>
            <text:p text:style-name="P45">ESPERA</text:p>
          </table:table-cell>
          <table:table-cell table:style-name="Táboa3.A1" office:value-type="string">
            <text:p text:style-name="P41">T.</text:p>
            <text:p text:style-name="P41">RESPUESTA</text:p>
          </table:table-cell>
        </table:table-row>
        <table:table-row table:style-name="Táboa3.1">
          <table:table-cell table:style-name="Táboa3.A1" office:value-type="string">
            <text:p text:style-name="P1">P<text:span text:style-name="T5">1</text:span></text:p>
          </table:table-cell>
          <table:table-cell table:style-name="Táboa3.A1" office:value-type="string">
            <text:p text:style-name="P22">2</text:p>
          </table:table-cell>
          <table:table-cell table:style-name="Táboa3.A1" office:value-type="string">
            <text:p text:style-name="P9">2</text:p>
          </table:table-cell>
          <table:table-cell table:style-name="Táboa3.A1" office:value-type="string">
            <text:p text:style-name="P27">4</text:p>
          </table:table-cell>
          <table:table-cell table:style-name="Táboa3.A1" office:value-type="string">
            <text:p text:style-name="P24">2</text:p>
          </table:table-cell>
          <table:table-cell table:style-name="Táboa3.A1" office:value-type="string">
            <text:p text:style-name="P24">6</text:p>
          </table:table-cell>
        </table:table-row>
        <table:table-row table:style-name="Táboa3.1">
          <table:table-cell table:style-name="Táboa3.A1" office:value-type="string">
            <text:p text:style-name="P1">P2</text:p>
          </table:table-cell>
          <table:table-cell table:style-name="Táboa3.A1" office:value-type="string">
            <text:p text:style-name="P9">0</text:p>
          </table:table-cell>
          <table:table-cell table:style-name="Táboa3.A1" office:value-type="string">
            <text:p text:style-name="P5">8</text:p>
          </table:table-cell>
          <table:table-cell table:style-name="Táboa3.A1" office:value-type="string">
            <text:p text:style-name="P27">8</text:p>
          </table:table-cell>
          <table:table-cell table:style-name="Táboa3.A1" office:value-type="string">
            <text:p text:style-name="P24">4</text:p>
          </table:table-cell>
          <table:table-cell table:style-name="Táboa3.A1" office:value-type="string">
            <text:p text:style-name="P24">12</text:p>
          </table:table-cell>
        </table:table-row>
        <table:table-row table:style-name="Táboa3.1">
          <table:table-cell table:style-name="Táboa3.A1" office:value-type="string">
            <text:p text:style-name="P1">P3</text:p>
          </table:table-cell>
          <table:table-cell table:style-name="Táboa3.A1" office:value-type="string">
            <text:p text:style-name="P9">3</text:p>
          </table:table-cell>
          <table:table-cell table:style-name="Táboa3.A1" office:value-type="string">
            <text:p text:style-name="P5">6</text:p>
          </table:table-cell>
          <table:table-cell table:style-name="Táboa3.A1" office:value-type="string">
            <text:p text:style-name="P27">6</text:p>
          </table:table-cell>
          <table:table-cell table:style-name="Táboa3.A1" office:value-type="string">
            <text:p text:style-name="P24">15</text:p>
          </table:table-cell>
          <table:table-cell table:style-name="Táboa3.A1" office:value-type="string">
            <text:p text:style-name="P24">21</text:p>
          </table:table-cell>
        </table:table-row>
        <table:table-row table:style-name="Táboa3.1">
          <table:table-cell table:style-name="Táboa3.A1" office:value-type="string">
            <text:p text:style-name="P1">P4</text:p>
          </table:table-cell>
          <table:table-cell table:style-name="Táboa3.A1" office:value-type="string">
            <text:p text:style-name="P9">4</text:p>
          </table:table-cell>
          <table:table-cell table:style-name="Táboa3.A1" office:value-type="string">
            <text:p text:style-name="P5">4</text:p>
          </table:table-cell>
          <table:table-cell table:style-name="Táboa3.A1" office:value-type="string">
            <text:p text:style-name="P27">4</text:p>
          </table:table-cell>
          <table:table-cell table:style-name="Táboa3.A1" office:value-type="string">
            <text:p text:style-name="P24">25</text:p>
          </table:table-cell>
          <table:table-cell table:style-name="Táboa3.A1" office:value-type="string">
            <text:p text:style-name="P24">29</text:p>
          </table:table-cell>
        </table:table-row>
      </table:table>
      <text:p text:style-name="P39"/>
      <table:table table:name="Táboa14" table:style-name="Táboa14">
        <table:table-column table:style-name="Táboa14.A" table:number-columns-repeated="19"/>
        <table:table-column table:style-name="Táboa14.T"/>
        <table:table-row table:style-name="TableLine1599062757936">
          <table:table-cell table:style-name="Táboa14.A1" office:value-type="string">
            <text:p text:style-name="P16">0</text:p>
          </table:table-cell>
          <table:table-cell table:style-name="Táboa14.A1" office:value-type="string">
            <text:p text:style-name="P16">1</text:p>
          </table:table-cell>
          <table:table-cell table:style-name="Táboa14.A1" office:value-type="string">
            <text:p text:style-name="P16">2</text:p>
          </table:table-cell>
          <table:table-cell table:style-name="Táboa14.A1" office:value-type="string">
            <text:p text:style-name="P16">3</text:p>
          </table:table-cell>
          <table:table-cell table:style-name="Táboa14.A1" office:value-type="string">
            <text:p text:style-name="P16">4</text:p>
          </table:table-cell>
          <table:table-cell table:style-name="Táboa14.A1" office:value-type="string">
            <text:p text:style-name="P16">5</text:p>
          </table:table-cell>
          <table:table-cell table:style-name="Táboa14.A1" office:value-type="string">
            <text:p text:style-name="P16">6</text:p>
          </table:table-cell>
          <table:table-cell table:style-name="Táboa14.A1" office:value-type="string">
            <text:p text:style-name="P16">7</text:p>
          </table:table-cell>
          <table:table-cell table:style-name="Táboa14.A1" office:value-type="string">
            <text:p text:style-name="P16">8</text:p>
          </table:table-cell>
          <table:table-cell table:style-name="Táboa14.A1" office:value-type="string">
            <text:p text:style-name="P16">9</text:p>
          </table:table-cell>
          <table:table-cell table:style-name="Táboa14.A1" office:value-type="string">
            <text:p text:style-name="P17">1<text:span text:style-name="T4">0</text:span></text:p>
          </table:table-cell>
          <table:table-cell table:style-name="Táboa14.A1" office:value-type="string">
            <text:p text:style-name="P17">1<text:span text:style-name="T4">1</text:span></text:p>
          </table:table-cell>
          <table:table-cell table:style-name="Táboa14.A1" office:value-type="string">
            <text:p text:style-name="P17">1<text:span text:style-name="T4">2</text:span></text:p>
          </table:table-cell>
          <table:table-cell table:style-name="Táboa14.A1" office:value-type="string">
            <text:p text:style-name="P17">1<text:span text:style-name="T4">3</text:span></text:p>
          </table:table-cell>
          <table:table-cell table:style-name="Táboa14.A1" office:value-type="string">
            <text:p text:style-name="P17">1<text:span text:style-name="T4">4</text:span></text:p>
          </table:table-cell>
          <table:table-cell table:style-name="Táboa14.A1" office:value-type="string">
            <text:p text:style-name="P17">1<text:span text:style-name="T4">5</text:span></text:p>
          </table:table-cell>
          <table:table-cell table:style-name="Táboa14.A1" office:value-type="string">
            <text:p text:style-name="P17">1<text:span text:style-name="T4">6</text:span></text:p>
          </table:table-cell>
          <table:table-cell table:style-name="Táboa14.A1" office:value-type="string">
            <text:p text:style-name="P17">1<text:span text:style-name="T4">7</text:span></text:p>
          </table:table-cell>
          <table:table-cell table:style-name="Táboa14.A1" office:value-type="string">
            <text:p text:style-name="P17">1<text:span text:style-name="T4">8</text:span></text:p>
          </table:table-cell>
          <table:table-cell table:style-name="Táboa14.A1" office:value-type="string">
            <text:p text:style-name="P16">19</text:p>
          </table:table-cell>
        </table:table-row>
        <table:table-row table:style-name="TableLine1599062753328">
          <table:table-cell table:style-name="Táboa14.A1" office:value-type="string">
            <text:p text:style-name="P17"/>
          </table:table-cell>
          <table:table-cell table:style-name="Táboa14.A1" office:value-type="string">
            <text:p text:style-name="P17"/>
          </table:table-cell>
          <table:table-cell table:style-name="Táboa14.A1" office:value-type="string">
            <text:p text:style-name="P21">P1</text:p>
          </table:table-cell>
          <table:table-cell table:style-name="Táboa14.A1" office:value-type="string">
            <text:p text:style-name="P23">P1</text:p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</table:table-row>
        <table:table-row table:style-name="TableLine1599062763408">
          <table:table-cell table:style-name="Táboa14.A1" office:value-type="string">
            <text:p text:style-name="P21">P2</text:p>
          </table:table-cell>
          <table:table-cell table:style-name="Táboa14.A1" office:value-type="string">
            <text:p text:style-name="P21">P2</text:p>
          </table:table-cell>
          <table:table-cell table:style-name="Táboa14.A1" office:value-type="string">
            <text:p text:style-name="P17"/>
          </table:table-cell>
          <table:table-cell table:style-name="Táboa14.A1" office:value-type="string">
            <text:p text:style-name="P17"/>
          </table:table-cell>
          <table:table-cell table:style-name="Táboa14.A1" office:value-type="string">
            <text:p text:style-name="P17"/>
          </table:table-cell>
          <table:table-cell table:style-name="Táboa14.A1" office:value-type="string">
            <text:p text:style-name="P17"/>
          </table:table-cell>
          <table:table-cell table:style-name="Táboa14.A1" office:value-type="string">
            <text:p text:style-name="P17"/>
          </table:table-cell>
          <table:table-cell table:style-name="Táboa14.A1" office:value-type="string">
            <text:p text:style-name="P17"/>
          </table:table-cell>
          <table:table-cell table:style-name="Táboa14.A1" office:value-type="string">
            <text:p text:style-name="P23">P2</text:p>
          </table:table-cell>
          <table:table-cell table:style-name="Táboa14.A1" office:value-type="string">
            <text:p text:style-name="P23">P2</text:p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3">P2</text:p>
          </table:table-cell>
          <table:table-cell table:style-name="Táboa14.A1" office:value-type="string">
            <text:p text:style-name="P23">P2</text:p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3">P2</text:p>
          </table:table-cell>
          <table:table-cell table:style-name="Táboa14.A1" office:value-type="string">
            <text:p text:style-name="P23">P2</text:p>
          </table:table-cell>
        </table:table-row>
        <table:table-row table:style-name="TableLine1599062753904"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3">P3</text:p>
          </table:table-cell>
          <table:table-cell table:style-name="Táboa14.A1" office:value-type="string">
            <text:p text:style-name="P23">P3</text:p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17"/>
          </table:table-cell>
          <table:table-cell table:style-name="Táboa14.A1" office:value-type="string">
            <text:p text:style-name="P17"/>
          </table:table-cell>
          <table:table-cell table:style-name="Táboa14.A1" office:value-type="string">
            <text:p text:style-name="P23">P3</text:p>
          </table:table-cell>
          <table:table-cell table:style-name="Táboa14.A1" office:value-type="string">
            <text:p text:style-name="P23">P3</text:p>
          </table:table-cell>
          <table:table-cell table:style-name="Táboa14.A1" office:value-type="string">
            <text:p text:style-name="P17"/>
          </table:table-cell>
          <table:table-cell table:style-name="Táboa14.A1" office:value-type="string">
            <text:p text:style-name="P17"/>
          </table:table-cell>
          <table:table-cell table:style-name="Táboa14.A1" office:value-type="string">
            <text:p text:style-name="P23">P3</text:p>
          </table:table-cell>
          <table:table-cell table:style-name="Táboa14.A1" office:value-type="string">
            <text:p text:style-name="P23">P3</text:p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</table:table-row>
        <table:table-row table:style-name="TableLine1599062760240"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3">P4</text:p>
          </table:table-cell>
          <table:table-cell table:style-name="Táboa14.A1" office:value-type="string">
            <text:p text:style-name="P23">P4</text:p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3">P4</text:p>
          </table:table-cell>
          <table:table-cell table:style-name="Táboa14.A1" office:value-type="string">
            <text:p text:style-name="P23">P4</text:p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25"/>
          </table:table-cell>
          <table:table-cell table:style-name="Táboa14.A1" office:value-type="string">
            <text:p text:style-name="P17"/>
          </table:table-cell>
          <table:table-cell table:style-name="Táboa14.A1" office:value-type="string">
            <text:p text:style-name="P17"/>
          </table:table-cell>
          <table:table-cell table:style-name="Táboa14.A1" office:value-type="string">
            <text:p text:style-name="P17"/>
          </table:table-cell>
          <table:table-cell table:style-name="Táboa14.A1" office:value-type="string">
            <text:p text:style-name="P17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CLM" svg:font-family="'Miriam CLM'" style:font-pitch="variable"/>
    <style:font-face style:name="NSimSun" svg:font-family="NSimSun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3T19:39:30.570000000</meta:creation-date>
    <dc:date>2022-11-14T16:44:46.527000000</dc:date>
    <meta:editing-duration>PT1H45M27S</meta:editing-duration>
    <meta:editing-cycles>11</meta:editing-cycles>
    <meta:generator>LibreOffice/7.3.4.2$Windows_X86_64 LibreOffice_project/728fec16bd5f605073805c3c9e7c4212a0120dc5</meta:generator>
    <meta:document-statistic meta:table-count="14" meta:image-count="0" meta:object-count="0" meta:page-count="4" meta:paragraph-count="474" meta:word-count="665" meta:character-count="2198" meta:non-whitespace-character-count="2006"/>
  </office:meta>
</office:document-meta>
</file>